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54000000DBA65639A4D29D47B3.png" manifest:media-type="image/png"/>
  <manifest:file-entry manifest:full-path="Pictures/1000020100000169000000656A12B038FDEECCBA.png" manifest:media-type="image/png"/>
  <manifest:file-entry manifest:full-path="Pictures/10000201000001690000006587EF67ED767039A7.png" manifest:media-type="image/png"/>
  <manifest:file-entry manifest:full-path="Pictures/100025E50000254700000A73FADAD88124BA07EE.svg" manifest:media-type="image/svg+xml"/>
  <manifest:file-entry manifest:full-path="Pictures/1000020100000154000000DB0E90EB49724611FC.png" manifest:media-type="image/png"/>
  <manifest:file-entry manifest:full-path="Pictures/10002C100000254700000A736AA0274F2D4E6608.svg" manifest:media-type="image/svg+xml"/>
  <manifest:file-entry manifest:full-path="Pictures/10000201000001690000006590FC9FE7F4C4FA36.png" manifest:media-type="image/png"/>
  <manifest:file-entry manifest:full-path="Pictures/1000238F0000254700000A73C9522FE84E39EC29.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2" svg:font-family="'Liberation Sans'" style:font-pitch="variable"/>
    <style:font-face style:name="TeX Gyre Adventor" svg:font-family="'TeX Gyre Adventor'" style:font-pitch="variable"/>
    <style:font-face style:name="TeXGyreAdventor" svg:font-family="TeXGyreAdvento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paragraph-properties style:writing-mode="lr-tb"/>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paragraph-properties style:writing-mode="lr-tb"/>
    </style:style>
    <style:style style:name="gr35" style:family="graphic" style:parent-style-name="standard">
      <style:graphic-properties svg:stroke-width="0.081cm" svg:stroke-color="#012269" draw:marker-start-width="0.322cm" draw:marker-end-width="0.322cm" draw:fill="solid" draw:fill-color="#ffffff" draw:textarea-horizontal-align="justify" draw:textarea-vertical-align="middle" draw:auto-grow-height="false" fo:min-height="2.968cm" fo:min-width="4.318cm" fo:padding-top="0.166cm" fo:padding-bottom="0.166cm" fo:padding-left="0.291cm" fo:padding-right="0.291cm"/>
    </style:style>
    <style:style style:name="gr36" style:family="graphic" style:parent-style-name="standard">
      <style:graphic-properties draw:stroke="none" svg:stroke-width="0.081cm" svg:stroke-color="#012269" draw:marker-start-width="0.322cm" draw:marker-end-width="0.322cm" draw:fill="none" draw:fill-color="#ffffff" draw:textarea-horizontal-align="right" draw:textarea-vertical-align="middle" draw:auto-grow-height="true" draw:auto-grow-width="false" fo:min-height="0.479cm" fo:min-width="0cm" fo:padding-top="0cm" fo:padding-bottom="0cm" fo:padding-left="0cm" fo:padding-right="0cm"/>
      <style:paragraph-properties style:writing-mode="lr-tb"/>
    </style:style>
    <style:style style:name="gr37" style:family="graphic" style:parent-style-name="Object_20_with_20_no_20_fill_20_and_20_no_20_line">
      <style:graphic-properties draw:stroke="none" svg:stroke-width="0.081cm" svg:stroke-color="#012269" draw:marker-start-width="0.322cm" draw:marker-end-width="0.322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width="0.081cm" svg:stroke-color="#012269" draw:marker-start-width="0.322cm" draw:marker-end-width="0.322cm" draw:fill="none" draw:fill-color="#ffffff" draw:textarea-horizontal-align="right" draw:auto-grow-height="true" draw:auto-grow-width="false" fo:min-height="0.776cm" fo:min-width="0cm" fo:padding-top="0cm" fo:padding-bottom="0cm" fo:padding-left="0cm" fo:padding-right="-0.1cm"/>
      <style:paragraph-properties style:writing-mode="lr-tb"/>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paragraph-properties style:writing-mode="lr-tb"/>
    </style:style>
    <style:style style:name="gr41" style:family="graphic" style:parent-style-name="standard">
      <style:graphic-properties draw:textarea-horizontal-align="justify" draw:textarea-vertical-align="middle" draw:auto-grow-height="false" fo:min-height="1.151cm" fo:min-width="0.901cm"/>
    </style:style>
    <style:style style:name="gr42" style:family="graphic" style:parent-style-name="standard">
      <style:graphic-properties draw:fill-color="#000000" draw:opacity="100%" draw:textarea-vertical-align="middle"/>
    </style:style>
    <style:style style:name="gr43" style:family="graphic" style:parent-style-name="standard">
      <style:graphic-properties draw:stroke="none" draw:fill-color="#000000" draw:opacity="100%" draw:textarea-vertical-align="middle"/>
    </style:style>
    <style:style style:name="gr44" style:family="graphic" style:parent-style-name="standard">
      <style:graphic-properties svg:stroke-width="0.053cm" svg:stroke-color="#000000" draw:marker-start-width="0.28cm" draw:marker-end-width="0.28cm" draw:fill="solid" draw:fill-color="#ffd700" draw:textarea-horizontal-align="justify" draw:textarea-vertical-align="bottom" draw:auto-grow-height="false" fo:min-height="0.425cm" fo:min-width="0.397cm" fo:padding-top="0.152cm" fo:padding-bottom="-0.05cm" fo:padding-left="0.277cm" fo:padding-right="0.277cm"/>
      <style:paragraph-properties style:writing-mode="lr-tb"/>
    </style:style>
    <style:style style:name="gr45" style:family="graphic" style:parent-style-name="standard">
      <style:graphic-properties draw:stroke="none" draw:fill-color="#000000" draw:textarea-horizontal-align="justify" draw:textarea-vertical-align="middle" draw:auto-grow-height="false" fo:min-height="0cm" fo:min-width="1cm"/>
    </style:style>
    <style:style style:name="gr46" style:family="graphic" style:parent-style-name="standard">
      <style:graphic-properties draw:stroke="none" draw:fill="solid" draw:fill-color="#012269" draw:textarea-horizontal-align="justify" draw:textarea-vertical-align="middle" draw:auto-grow-height="false" fo:min-height="3.05cm" fo:min-width="4.5cm"/>
    </style:style>
    <style:style style:name="gr4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objectwithoutfill">
      <style:graphic-properties draw:stroke="none" draw:fill="solid" draw:fill-color="#ff950e" draw:opacity="100%" draw:textarea-horizontal-align="center" draw:textarea-vertical-align="middle"/>
    </style:style>
    <style:style style:name="gr49"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50"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51"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52" style:family="graphic" style:parent-style-name="objectwithoutfill">
      <style:graphic-properties draw:stroke="none" draw:fill="solid" draw:fill-color="#ffffff" draw:textarea-vertical-align="middle"/>
    </style:style>
    <style:style style:name="gr53"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54"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55"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56"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57" style:family="graphic" style:parent-style-name="objectwithoutfill">
      <style:graphic-properties svg:stroke-color="#99a6c3" draw:fill="none" draw:textarea-vertical-align="middle"/>
    </style:style>
    <style:style style:name="gr58"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paragraph-properties style:writing-mode="lr-tb"/>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paragraph-properties style:writing-mode="lr-tb"/>
    </style:style>
    <style:style style:name="gr61"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62"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63" style:family="graphic" style:parent-style-name="standard">
      <style:graphic-properties draw:textarea-horizontal-align="justify" draw:textarea-vertical-align="middle" draw:auto-grow-height="false" fo:min-height="0cm" fo:min-width="0.16cm"/>
    </style:style>
    <style:style style:name="gr64" style:family="graphic" style:parent-style-name="standard">
      <style:graphic-properties draw:textarea-horizontal-align="justify" draw:textarea-vertical-align="middle" draw:auto-grow-height="false" fo:min-height="0.198cm" fo:min-width="0cm"/>
    </style:style>
    <style:style style:name="gr65" style:family="graphic" style:parent-style-name="standard">
      <style:graphic-properties draw:textarea-horizontal-align="justify" draw:textarea-vertical-align="middle" draw:auto-grow-height="false" fo:min-height="0cm" fo:min-width="0cm"/>
    </style:style>
    <style:style style:name="gr66" style:family="graphic" style:parent-style-name="standard">
      <style:graphic-properties draw:stroke="none" draw:fill="gradient" draw:fill-color="#334e87" draw:fill-gradient-name="Gradient_20_30" draw:gradient-step-count="256" draw:textarea-horizontal-align="justify" draw:textarea-vertical-align="middle" draw:auto-grow-height="false" fo:min-height="6.754cm" fo:min-width="9.5cm"/>
    </style:style>
    <style:style style:name="gr67" style:family="graphic" style:parent-style-name="standard">
      <style:graphic-properties draw:stroke="none" svg:stroke-color="#000000" draw:fill="none" draw:fill-color="#ffffff" draw:textarea-horizontal-align="left" draw:textarea-vertical-align="top" draw:auto-grow-height="true" draw:auto-grow-width="false" fo:min-height="1cm" fo:min-width="0cm" fo:padding-top="0cm" fo:padding-bottom="0cm" fo:padding-left="0cm" fo:padding-right="0cm"/>
      <style:paragraph-properties style:writing-mode="lr-tb"/>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2.625cm" fo:min-width="3.9cm" fo:padding-top="0cm" fo:padding-bottom="0cm" fo:padding-left="0cm" fo:padding-right="0cm" draw:shadow="hidden"/>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top" draw:auto-grow-height="true" draw:auto-grow-width="false" fo:min-height="0.974cm" fo:min-width="0cm" fo:padding-top="0cm" fo:padding-bottom="0cm" fo:padding-left="0cm" fo:padding-right="0cm"/>
      <style:paragraph-properties style:writing-mode="lr-tb"/>
    </style:style>
    <style:style style:name="gr70" style:family="graphic" style:parent-style-name="standard">
      <style:graphic-properties draw:textarea-horizontal-align="justify" draw:textarea-vertical-align="middle" draw:auto-grow-height="false" fo:min-height="4.85cm" fo:min-width="9.2cm"/>
    </style:style>
    <style:style style:name="gr71"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4"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4"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6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1"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2"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3"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7"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8"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9"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00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001"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loext:graphic-properties draw:fill="solid" draw:fill-color="#ffff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ff950e" style:font-name="Trebuchet MS" fo:font-size="19pt" fo:font-style="italic" fo:font-weight="normal" style:font-size-asian="18pt" style:font-style-asian="italic" style:font-weight-asian="normal" style:font-size-complex="18pt" style:font-style-complex="italic" style:font-weight-complex="normal"/>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8" style:family="paragraph">
      <loext:graphic-properties draw:fill-color="#000000" draw:opacity="100%"/>
      <style:paragraph-properties fo:text-align="center"/>
    </style:style>
    <style:style style:name="P29" style:family="paragraph">
      <style:paragraph-properties fo:margin-top="0cm" fo:margin-bottom="0cm" fo:text-align="center"/>
    </style:style>
    <style:style style:name="P30" style:family="paragraph">
      <loext:graphic-properties draw:fill="solid" draw:fill-color="#ffd700"/>
      <style:paragraph-properties fo:margin-top="0cm" fo:margin-bottom="0cm" fo:text-align="center"/>
      <style:text-properties fo:font-size="4.5pt" fo:font-weight="bold" style:font-size-asian="4.5pt" style:font-weight-asian="bold" style:font-size-complex="4.5pt" style:font-weight-complex="bold"/>
    </style:style>
    <style:style style:name="P31" style:family="paragraph">
      <loext:graphic-properties draw:fill-color="#000000"/>
      <style:paragraph-properties fo:text-align="center"/>
    </style:style>
    <style:style style:name="P32" style:family="paragraph">
      <loext:graphic-properties draw:fill="solid" draw:fill-color="#012269"/>
      <style:paragraph-properties fo:text-align="center"/>
    </style:style>
    <style:style style:name="P33" style:family="paragraph">
      <loext:graphic-properties draw:fill="solid" draw:fill-color="#ff950e" draw:opacity="100%"/>
      <style:paragraph-properties fo:text-align="center"/>
    </style:style>
    <style:style style:name="P34" style:family="paragraph">
      <loext:graphic-properties draw:fill="solid" draw:fill-color="#99a6c3" draw:opacity="100%"/>
      <style:paragraph-properties fo:text-align="center"/>
    </style:style>
    <style:style style:name="P35" style:family="paragraph">
      <loext:graphic-properties draw:fill="gradient" draw:fill-color="#334e87" draw:fill-gradient-name="Gradient_20_29" draw:gradient-step-count="256"/>
      <style:paragraph-properties fo:text-align="center"/>
    </style:style>
    <style:style style:name="P36"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37"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8" style:family="paragraph">
      <loext:graphic-properties draw:fill="gradient" draw:fill-color="#334e87" draw:fill-gradient-name="Gradient_20_30" draw:gradient-step-count="256"/>
      <style:paragraph-properties fo:text-align="center"/>
    </style:style>
    <style:style style:name="P39" style:family="paragraph">
      <style:paragraph-properties fo:text-align="start"/>
    </style:style>
    <style:style style:name="P40" style:family="paragraph">
      <loext:graphic-properties draw:fill="none" draw:fill-color="#ffffff"/>
      <style:paragraph-properties fo:text-align="start"/>
      <style:text-properties fo:color="#ff950e" style:font-name="TeX Gyre Adventor" fo:font-size="22pt" fo:font-weight="bold" style:font-size-asian="22pt" style:font-weight-asian="bold" style:font-size-complex="22pt" style:font-weight-complex="bold"/>
    </style:style>
    <style:style style:name="P41" style:family="paragraph">
      <loext:graphic-properties draw:fill="none" draw:fill-color="#ffffff"/>
      <style:paragraph-properties fo:text-align="end"/>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P42" style:family="paragraph">
      <style:paragraph-properties fo:line-height="115%" fo:text-align="start"/>
    </style:style>
    <style:style style:name="P43" style:family="paragraph">
      <loext:graphic-properties draw:fill="none" draw:fill-color="#ffffff"/>
      <style:paragraph-properties fo:text-align="start"/>
      <style:text-properties fo:color="#ff950e" style:font-name="TeX Gyre Adventor" fo:font-size="16pt" fo:font-weight="bold" style:font-size-asian="16pt" style:font-weight-asian="bold" style:font-size-complex="16pt" style:font-weight-complex="bold"/>
    </style:style>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rebuchet MS" fo:font-size="19pt" fo:font-style="italic" fo:font-weight="normal" style:font-size-asian="18pt" style:font-style-asian="italic" style:font-weight-asian="normal" style:font-size-complex="18pt" style:font-style-complex="italic" style:font-weight-complex="normal"/>
    </style:style>
    <style:style style:name="T7"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8" style:family="text">
      <style:text-properties fo:font-size="5.40000009536743pt" fo:font-weight="bold" style:font-size-asian="5.40000009536743pt" style:font-weight-asian="bold" style:font-size-complex="5.40000009536743pt" style:font-weight-complex="bold"/>
    </style:style>
    <style:style style:name="T9" style:family="text">
      <style:text-properties fo:font-size="4.5pt" fo:font-weight="bold" style:font-size-asian="4.5pt" style:font-weight-asian="bold" style:font-size-complex="4.5pt" style:font-weight-complex="bold"/>
    </style:style>
    <style:style style:name="T10" style:family="text">
      <style:text-properties fo:color="#ff950e" style:font-name="TeX Gyre Adventor" fo:font-size="18pt" fo:font-weight="bold" style:font-size-asian="18pt" style:font-weight-asian="bold" style:font-size-complex="18pt" style:font-weight-complex="bold"/>
    </style:style>
    <style:style style:name="T11"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T12" style:family="text">
      <style:text-properties fo:color="#ff950e" style:font-name="TeX Gyre Adventor" fo:font-size="22pt" fo:font-weight="bold" style:font-size-asian="22pt" style:font-weight-asian="bold" style:font-size-complex="22pt" style:font-weight-complex="bold"/>
    </style:style>
    <style:style style:name="T13" style:family="text">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T14" style:family="text">
      <style:text-properties fo:color="#ff950e" style:font-name="TeX Gyre Adventor" fo:font-size="14pt" fo:font-weight="bold" style:font-size-asian="14pt" style:font-weight-asian="bold" style:font-size-complex="14pt" style:font-weight-complex="bold"/>
    </style:style>
    <style:style style:name="T15" style:family="text">
      <style:text-properties fo:color="#ffffff" style:font-name="TeX Gyre Adventor"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g>
          <draw:custom-shape draw:style-name="gr35" draw:text-style-name="P21" draw:layer="layout" svg:width="4.9cm" svg:height="3.3cm" svg:x="2.1cm" svg:y="14cm">
            <text:p/>
            <draw:enhanced-geometry svg:viewBox="0 0 21600 21600" draw:type="rectangle" draw:enhanced-path="M 0 0 L 21600 0 21600 21600 0 21600 0 0 Z N"/>
          </draw:custom-shape>
          <draw:g>
            <draw:frame draw:style-name="gr36" draw:text-style-name="P23" draw:layer="layout" svg:width="2.3cm" svg:height="0.479cm" svg:x="4.198cm" svg:y="15.091cm">
              <draw:text-box>
                <text:p text:style-name="P22"><text:span text:style-name="T5">develop</text:span></text:p>
              </draw:text-box>
            </draw:frame>
            <draw:g>
              <draw:frame draw:style-name="gr37" draw:text-style-name="P24" draw:layer="layout" svg:width="1.8cm" svg:height="0.504cm" svg:x="3.556cm" svg:y="14.498cm">
                <draw:image xlink:href="Pictures/10002C100000254700000A736AA0274F2D4E6608.svg" xlink:type="simple" xlink:show="embed" xlink:actuate="onLoad" loext:mime-type="image/svg+xml">
                  <text:p/>
                </draw:image>
                <draw:image xlink:href="Pictures/10000201000001690000006590FC9FE7F4C4FA36.png" xlink:type="simple" xlink:show="embed" xlink:actuate="onLoad" loext:mime-type="image/png"/>
              </draw:frame>
              <draw:frame draw:style-name="gr38" draw:text-style-name="P25" draw:layer="layout" svg:width="1.135cm" svg:height="0.776cm" svg:x="5.237cm" svg:y="14.363cm">
                <draw:text-box>
                  <text:p><text:span text:style-name="T6">IDE</text:span></text:p>
                </draw:text-box>
              </draw:frame>
            </draw:g>
          </draw:g>
        </draw:g>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9" draw:text-style-name="P27" draw:layer="layout" svg:width="4cm" svg:height="1.3cm" svg:x="2.1cm" svg:y="7.4cm">
                <draw:text-box>
                  <text:p text:style-name="P26"><text:span text:style-name="T7">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9" draw:text-style-name="P27" draw:layer="layout" svg:width="4cm" svg:height="1.3cm" svg:x="7.5cm" svg:y="7.4cm">
                <draw:text-box>
                  <text:p text:style-name="P26"><text:span text:style-name="T7">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40" draw:text-style-name="P20" draw:layer="layout" svg:width="3.977cm" svg:height="1.271cm" svg:x="2.044cm" svg:y="10.669cm">
                <draw:text-box>
                  <text:p><text:span text:style-name="T4">1.9.0.M3</text:span></text:p>
                </draw:text-box>
              </draw:frame>
              <draw:frame draw:style-name="gr39" draw:text-style-name="P27" draw:layer="layout" svg:width="4cm" svg:height="1.3cm" svg:x="2.1cm" svg:y="11.2cm">
                <draw:text-box>
                  <text:p text:style-name="P26"><text:span text:style-name="T7">unstable</text:span></text:p>
                </draw:text-box>
              </draw:frame>
            </draw:g>
          </draw:g>
        </draw:g>
        <draw:line draw:style-name="gr20" draw:text-style-name="P6" draw:layer="layout" svg:x1="6.1cm" svg:y1="8.9cm" svg:x2="6.1cm" svg:y2="12.8cm">
          <text:p/>
        </draw:line>
        <draw:custom-shape draw:style-name="gr41" draw:text-style-name="P26" draw:layer="layout" svg:width="1.401cm" svg:height="1.401cm" svg:x="-0.6cm" svg:y="14.399cm">
          <text:p/>
          <draw:enhanced-geometry svg:viewBox="0 0 21600 21600" draw:type="rectangle" draw:enhanced-path="M 0 0 L 21600 0 21600 21600 0 21600 0 0 Z N"/>
        </draw:custom-shape>
        <draw:g>
          <draw:polygon draw:style-name="gr42" draw:text-style-name="P28" draw:layer="layout" svg:width="3.172cm" svg:height="2.8cm" svg:x="11.127cm" svg:y="14.089cm" svg:viewBox="0 0 3173 2801" draw:points="209,2801 0,2592 0,2488 2059,472 1901,333 1893,234 2108,13 2223,0 2788,548 3173,1154 3135,1234 3041,1283 2479,885 2306,715 314,2801">
            <text:p/>
          </draw:polygon>
          <draw:g>
            <draw:path draw:style-name="gr43" draw:text-style-name="P28" draw:layer="layout" svg:width="1.369cm" svg:height="1.457cm" svg:x="10.973cm" svg:y="13.999cm" svg:viewBox="0 0 1370 1458" svg:d="M1370 1205c-127-127-412-406-462-456-51-51-45-133-32-184s57-152 13-234c-45-83-114-165-159-209-44-45-126-133-190-121-57 13 0 89 38 146s83 133 70 209c-13 51-70 127-158 171-89 44-146 38-203 25-57-12-108-44-139-126-32-83-38-197-76-203-57-13-64 190-70 234-6 45 0 140 38 209 38 70 82 95 120 121 38 25 76 31 127 38 44 0 19-7 120 0 102 6 133 50 184 101s532 532 532 532z">
              <text:p/>
            </draw:path>
            <draw:path draw:style-name="gr43" draw:text-style-name="P28" draw:layer="layout" svg:width="1.217cm" svg:height="1.33cm" draw:transform="rotate (-3.14159265358979) translate (13.8018062906942cm 16.9715590336702cm)" svg:viewBox="0 0 1218 1331" svg:d="M1218 1072c-120-121-260-266-310-323-51-57-51-133-32-184s51-152 6-234c-44-83-107-165-152-209-44-45-126-133-190-121-57 13 7 89 38 146 32 57 83 133 70 209-13 44-70 133-158 171-89 38-152 38-209 25-57-12-95-44-133-126-38-83-38-197-83-203-50-13-57 190-63 234-6 45 0 140 38 209 38 70 82 95 120 121 38 25 76 31 127 31 44 7 13 0 114 7 101 6 139 50 190 101s272 272 380 405z">
              <text:p/>
            </draw:path>
          </draw:g>
        </draw:g>
        <draw:g>
          <draw:custom-shape draw:style-name="gr44" draw:text-style-name="P30" draw:layer="layout" svg:width="1.9cm" svg:height="1.579cm" svg:x="2.605cm" svg:y="15.221cm">
            <text:p text:style-name="P29"><text:span text:style-name="T8">UNDER</text:span></text:p>
            <text:p text:style-name="P29"><text:span text:style-name="T9">CONSTRUCTION</text:span></text:p>
            <draw:enhanced-geometry svg:viewBox="0 0 21600 21600" draw:glue-points="?f0 0 ?f1 10800 0 21600 10800 21600 21600 21600 ?f7 10800" draw:text-areas="?f1 10800 ?f2 18000 ?f3 7200 ?f4 21600" draw:type="isosceles-triangle" draw:modifiers="10790.559440559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43" draw:text-style-name="P28" draw:layer="layout" svg:width="0.5cm" svg:height="0.441cm" svg:x="3.344cm" svg:y="15.714cm" svg:viewBox="0 0 501 442" draw:points="33,442 0,409 0,393 325,75 300,53 299,37 333,2 351,0 440,86 501,182 495,195 480,203 391,140 364,113 50,442">
              <text:p/>
            </draw:polygon>
            <draw:g>
              <draw:path draw:style-name="gr43" draw:text-style-name="P28" draw:layer="layout" svg:width="0.215cm" svg:height="0.229cm" svg:x="3.32cm" svg:y="15.7cm" svg:viewBox="0 0 216 230" svg:d="M216 190c-20-20-65-64-73-72s-7-21-5-29 9-24 2-37-18-26-25-33-20-21-30-19c-9 2 0 14 6 23s13 21 11 33c-2 8-11 20-25 27s-23 6-32 4-17-7-22-20-6-31-12-32c-9-2-10 30-11 37s0 22 6 33 13 15 19 19 12 5 20 6c7 0 3-1 19 0s21 8 29 16 84 84 84 84z">
                <text:p/>
              </draw:path>
              <draw:path draw:style-name="gr43" draw:text-style-name="P28" draw:layer="layout" svg:width="0.191cm" svg:height="0.209cm" draw:transform="rotate (-3.14159265358979) translate (3.76633783537277cm 16.1691935316321cm)" svg:viewBox="0 0 192 210" svg:d="M192 169c-19-19-41-42-49-51s-8-21-5-29 8-24 1-37-17-26-24-33-20-21-30-19c-9 2 1 14 6 23s13 21 11 33c-2 7-11 21-25 27s-24 6-33 4-15-7-21-20-6-31-13-32c-8-2-9 30-10 37s0 22 6 33 13 15 19 19 12 5 20 5c7 1 2 0 18 1s22 8 30 16 43 43 60 64z">
                <text:p/>
              </draw:path>
            </draw:g>
          </draw:g>
          <draw:path draw:style-name="gr45" draw:text-style-name="P31" draw:layer="layout" svg:width="1.499cm" svg:height="0.099cm" svg:x="2.805cm" svg:y="16.615cm" svg:viewBox="0 0 1500 100" svg:d="M95 0h48l100 100h-48zM145 100h-48l-97-97v-3h45zM47 100h-47v-47zM291 0h48l100 100h-48zM341 100h-48l-100-100h48zM389 0h48l100 100h-48zM585 0h48l100 100h-48zM635 100h-48l-100-100h48zM781 0h48l100 100h-48zM831 100h-48l-100-100h48zM879 0h48l100 100h-48zM1075 0h48l100 100h-48zM1125 100h-48l-100-100h48zM1173 0h48l100 100h-48zM1369 0h48l83 83v17h-31zM1419 100h-48l-100-100h48zM1467 0h33v33z">
            <text:p/>
          </draw:path>
        </draw:g>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46" draw:text-style-name="P32"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47"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48" draw:text-style-name="P33" draw:layer="layout" svg:width="0.716cm" svg:height="1.109cm" svg:x="2.295cm" svg:y="1.59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6.4cm 3.9cm)" svg:viewBox="0 0 400 700" draw:points="300,500 400,500 400,700 0,700 0,0 400,0 400,400 300,400">
              <text:p/>
            </draw:polygon>
            <draw:polyline draw:style-name="gr50" draw:text-style-name="P14" draw:layer="layout" svg:width="4.799cm" svg:height="0.499cm" svg:x="1.4cm" svg:y="3cm" svg:viewBox="0 0 4800 500" draw:points="0,0 200,0 600,300 1700,300 1965,500 4233,500 4500,300 4800,300">
              <text:p/>
            </draw:polyline>
            <draw:polygon draw:style-name="gr49" draw:text-style-name="P34" draw:layer="layout" svg:width="0.599cm" svg:height="0.699cm" draw:transform="rotate (-3.14159265358979) translate (2.92cm 3.9cm)" svg:viewBox="0 0 600 700" draw:points="500,500 600,500 600,700 0,700 0,500 100,500 100,400 0,400 0,0 600,0 600,400 500,400">
              <text:p/>
            </draw:polygon>
            <draw:polyline draw:style-name="gr50" draw:text-style-name="P14" draw:layer="layout" svg:width="3.799cm" svg:height="0.599cm" svg:x="2.6cm" svg:y="3.7cm" svg:viewBox="0 0 3800 600" draw:points="0,0 500,0 1300,600 3800,600">
              <text:p/>
            </draw:polyline>
            <draw:polygon draw:style-name="gr49" draw:text-style-name="P34" draw:layer="layout" svg:width="0.599cm" svg:height="0.699cm" draw:transform="rotate (-3.14159265358979) translate (4.5cm 4.1cm)" svg:viewBox="0 0 600 700" draw:points="500,500 600,500 600,700 0,700 0,500 100,500 100,400 0,400 0,0 600,0 600,400 500,400">
              <text:p/>
            </draw:polygon>
            <draw:polyline draw:style-name="gr50" draw:text-style-name="P14" draw:layer="layout" svg:width="2.299cm" svg:height="0.299cm" svg:x="4.1cm" svg:y="3.8cm" svg:viewBox="0 0 2300 300" draw:points="0,0 500,0 900,300 2300,300">
              <text:p/>
            </draw:polyline>
            <draw:polygon draw:style-name="gr49" draw:text-style-name="P34" draw:layer="layout" svg:width="0.599cm" svg:height="0.699cm" draw:transform="rotate (-3.14159265358979) translate (5.7cm 4.4cm)" svg:viewBox="0 0 600 700" draw:points="500,500 600,500 600,700 0,700 0,500 100,500 100,400 0,400 0,0 600,0 600,400 500,400">
              <text:p/>
            </draw:polygon>
            <draw:polyline draw:style-name="gr51" draw:text-style-name="P6" draw:layer="layout" svg:width="4.999cm" svg:height="0.883cm" svg:x="1.4cm" svg:y="3.6cm" svg:viewBox="0 0 5000 884" draw:points="0,0 185,0 919,550 1700,550 2146,884 5000,884">
              <text:p/>
            </draw:polyline>
            <draw:polyline draw:style-name="gr51" draw:text-style-name="P6" draw:layer="layout" svg:width="1.672cm" svg:height="0.313cm" svg:x="1.4cm" svg:y="4.2cm" svg:viewBox="0 0 1673 314" draw:points="0,0 652,0 919,200 1522,200 1673,314">
              <text:p/>
            </draw:polyline>
            <draw:polygon draw:style-name="gr49" draw:text-style-name="P34"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46" draw:text-style-name="P32" draw:layer="layout" svg:width="5cm" svg:height="3.3cm" svg:x="1.4cm" svg:y="4.80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5.476cm)" svg:viewBox="0 0 518 39" draw:points="0,0 516,0 518,39 63,39">
                <text:p/>
              </draw:polygon>
              <draw:frame draw:style-name="gr47"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48" draw:text-style-name="P33" draw:layer="layout" svg:width="0.716cm" svg:height="1.109cm" svg:x="2.295cm" svg:y="5.203cm" svg:viewBox="0 0 717 1110" svg:d="M166 790h311v-519zM478 1110v-157l-478-2 1-159 475-792h162l1 792 75-1 3 160-78 1v158z">
                <text:p/>
              </draw:path>
              <draw:polygon draw:style-name="gr52" draw:text-style-name="P21" draw:layer="layout" svg:width="1.109cm" svg:height="0.513cm" draw:transform="rotate (1.5707963267949) translate (2.258cm 6.31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7.509cm)" svg:viewBox="0 0 400 700" draw:points="300,500 400,500 400,700 0,700 0,0 400,0 400,400 300,400">
              <text:p/>
            </draw:polygon>
            <draw:polyline draw:style-name="gr53" draw:text-style-name="P14" draw:layer="layout" svg:width="4.799cm" svg:height="0.499cm" svg:x="1.4cm" svg:y="6.609cm" svg:viewBox="0 0 4800 500" draw:points="0,0 200,0 600,300 1700,300 1965,500 4233,500 4500,300 4800,300">
              <text:p/>
            </draw:polyline>
            <draw:polygon draw:style-name="gr49" draw:text-style-name="P34" draw:layer="layout" svg:width="0.599cm" svg:height="0.699cm" draw:transform="rotate (-3.14159265358979) translate (2.92cm 7.509cm)" svg:viewBox="0 0 600 700" draw:points="500,500 600,500 600,700 0,700 0,500 100,500 100,400 0,400 0,0 600,0 600,400 500,400">
              <text:p/>
            </draw:polygon>
            <draw:polyline draw:style-name="gr53" draw:text-style-name="P14" draw:layer="layout" svg:width="3.799cm" svg:height="0.599cm" svg:x="2.6cm" svg:y="7.309cm" svg:viewBox="0 0 3800 600" draw:points="0,0 500,0 1300,600 3800,600">
              <text:p/>
            </draw:polyline>
            <draw:polygon draw:style-name="gr49" draw:text-style-name="P34" draw:layer="layout" svg:width="0.599cm" svg:height="0.699cm" draw:transform="rotate (-3.14159265358979) translate (4.5cm 7.709cm)" svg:viewBox="0 0 600 700" draw:points="500,500 600,500 600,700 0,700 0,500 100,500 100,400 0,400 0,0 600,0 600,400 500,400">
              <text:p/>
            </draw:polygon>
            <draw:polyline draw:style-name="gr53" draw:text-style-name="P14" draw:layer="layout" svg:width="2.299cm" svg:height="0.299cm" svg:x="4.1cm" svg:y="7.409cm" svg:viewBox="0 0 2300 300" draw:points="0,0 500,0 900,300 2300,300">
              <text:p/>
            </draw:polyline>
            <draw:polygon draw:style-name="gr49" draw:text-style-name="P34" draw:layer="layout" svg:width="0.599cm" svg:height="0.699cm" draw:transform="rotate (-3.14159265358979) translate (5.7cm 8.009cm)" svg:viewBox="0 0 600 700" draw:points="500,500 600,500 600,700 0,700 0,500 100,500 100,400 0,400 0,0 600,0 600,400 500,400">
              <text:p/>
            </draw:polygon>
            <draw:polyline draw:style-name="gr54" draw:text-style-name="P6" draw:layer="layout" svg:width="4.999cm" svg:height="0.883cm" svg:x="1.4cm" svg:y="7.209cm" svg:viewBox="0 0 5000 884" draw:points="0,0 185,0 919,550 1700,550 2146,884 5000,884">
              <text:p/>
            </draw:polyline>
            <draw:polyline draw:style-name="gr54" draw:text-style-name="P6" draw:layer="layout" svg:width="1.672cm" svg:height="0.313cm" svg:x="1.4cm" svg:y="7.809cm" svg:viewBox="0 0 1673 314" draw:points="0,0 652,0 919,200 1522,200 1673,314">
              <text:p/>
            </draw:polyline>
            <draw:polygon draw:style-name="gr49" draw:text-style-name="P34"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46" draw:text-style-name="P32"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47"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48" draw:text-style-name="P33" draw:layer="layout" svg:width="0.716cm" svg:height="1.109cm" svg:x="7.733cm" svg:y="5.20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11.838cm 7.51cm)" svg:viewBox="0 0 400 700" draw:points="300,500 400,500 400,700 0,700 0,0 400,0 400,400 300,400">
              <text:p/>
            </draw:polygon>
            <draw:polyline draw:style-name="gr55" draw:text-style-name="P14" draw:layer="layout" svg:width="4.799cm" svg:height="0.499cm" svg:x="6.838cm" svg:y="6.61cm" svg:viewBox="0 0 4800 500" draw:points="0,0 200,0 600,300 1700,300 1965,500 4233,500 4500,300 4800,300">
              <text:p/>
            </draw:polyline>
            <draw:polygon draw:style-name="gr49" draw:text-style-name="P34" draw:layer="layout" svg:width="0.599cm" svg:height="0.699cm" draw:transform="rotate (-3.14159265358979) translate (8.358cm 7.51cm)" svg:viewBox="0 0 600 700" draw:points="500,500 600,500 600,700 0,700 0,500 100,500 100,400 0,400 0,0 600,0 600,400 500,400">
              <text:p/>
            </draw:polygon>
            <draw:polyline draw:style-name="gr55" draw:text-style-name="P14" draw:layer="layout" svg:width="3.799cm" svg:height="0.599cm" svg:x="8.038cm" svg:y="7.31cm" svg:viewBox="0 0 3800 600" draw:points="0,0 500,0 1300,600 3800,600">
              <text:p/>
            </draw:polyline>
            <draw:polygon draw:style-name="gr49" draw:text-style-name="P34" draw:layer="layout" svg:width="0.599cm" svg:height="0.699cm" draw:transform="rotate (-3.14159265358979) translate (9.938cm 7.71cm)" svg:viewBox="0 0 600 700" draw:points="500,500 600,500 600,700 0,700 0,500 100,500 100,400 0,400 0,0 600,0 600,400 500,400">
              <text:p/>
            </draw:polygon>
            <draw:polyline draw:style-name="gr55" draw:text-style-name="P14" draw:layer="layout" svg:width="2.299cm" svg:height="0.299cm" svg:x="9.538cm" svg:y="7.41cm" svg:viewBox="0 0 2300 300" draw:points="0,0 500,0 900,300 2300,300">
              <text:p/>
            </draw:polyline>
            <draw:polygon draw:style-name="gr49" draw:text-style-name="P34" draw:layer="layout" svg:width="0.599cm" svg:height="0.699cm" draw:transform="rotate (-3.14159265358979) translate (11.138cm 8.01cm)" svg:viewBox="0 0 600 700" draw:points="500,500 600,500 600,700 0,700 0,500 100,500 100,400 0,400 0,0 600,0 600,400 500,400">
              <text:p/>
            </draw:polygon>
            <draw:polyline draw:style-name="gr56" draw:text-style-name="P6" draw:layer="layout" svg:width="4.999cm" svg:height="0.883cm" svg:x="6.838cm" svg:y="7.21cm" svg:viewBox="0 0 5000 884" draw:points="0,0 185,0 919,550 1700,550 2146,884 5000,884">
              <text:p/>
            </draw:polyline>
            <draw:polyline draw:style-name="gr56" draw:text-style-name="P6" draw:layer="layout" svg:width="1.672cm" svg:height="0.313cm" svg:x="6.838cm" svg:y="7.81cm" svg:viewBox="0 0 1673 314" draw:points="0,0 652,0 919,200 1522,200 1673,314">
              <text:p/>
            </draw:polyline>
            <draw:polygon draw:style-name="gr49" draw:text-style-name="P34"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46" draw:text-style-name="P32" draw:layer="layout" svg:width="5cm" svg:height="3.3cm" svg:x="1.4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9.287cm)" svg:viewBox="0 0 518 39" draw:points="0,0 516,0 518,39 63,39">
                <text:p/>
              </draw:polygon>
              <draw:frame draw:style-name="gr47"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48" draw:text-style-name="P33" draw:layer="layout" svg:width="0.716cm" svg:height="1.109cm" svg:x="2.295cm" svg:y="9.014cm" svg:viewBox="0 0 717 1110" svg:d="M166 790h311v-519zM478 1110v-157l-478-2 1-159 475-792h162l1 792 75-1 3 160-78 1v158z">
                <text:p/>
              </draw:path>
              <draw:polygon draw:style-name="gr52" draw:text-style-name="P21" draw:layer="layout" svg:width="1.109cm" svg:height="0.513cm" draw:transform="rotate (1.5707963267949) translate (2.25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1.32cm)" svg:viewBox="0 0 400 700" draw:points="300,500 400,500 400,700 0,700 0,0 400,0 400,400 300,400">
              <text:p/>
            </draw:polygon>
            <draw:polyline draw:style-name="gr53" draw:text-style-name="P14" draw:layer="layout" svg:width="4.799cm" svg:height="0.499cm" svg:x="1.4cm" svg:y="10.42cm" svg:viewBox="0 0 4800 500" draw:points="0,0 200,0 600,300 1700,300 1965,500 4233,500 4500,300 4800,300">
              <text:p/>
            </draw:polyline>
            <draw:polygon draw:style-name="gr49" draw:text-style-name="P34" draw:layer="layout" svg:width="0.599cm" svg:height="0.699cm" draw:transform="rotate (-3.14159265358979) translate (2.92cm 11.32cm)" svg:viewBox="0 0 600 700" draw:points="500,500 600,500 600,700 0,700 0,500 100,500 100,400 0,400 0,0 600,0 600,400 500,400">
              <text:p/>
            </draw:polygon>
            <draw:polyline draw:style-name="gr53" draw:text-style-name="P14" draw:layer="layout" svg:width="3.799cm" svg:height="0.599cm" svg:x="2.6cm" svg:y="11.12cm" svg:viewBox="0 0 3800 600" draw:points="0,0 500,0 1300,600 3800,600">
              <text:p/>
            </draw:polyline>
            <draw:polygon draw:style-name="gr49" draw:text-style-name="P34" draw:layer="layout" svg:width="0.599cm" svg:height="0.699cm" draw:transform="rotate (-3.14159265358979) translate (4.5cm 11.52cm)" svg:viewBox="0 0 600 700" draw:points="500,500 600,500 600,700 0,700 0,500 100,500 100,400 0,400 0,0 600,0 600,400 500,400">
              <text:p/>
            </draw:polygon>
            <draw:polyline draw:style-name="gr53" draw:text-style-name="P14" draw:layer="layout" svg:width="2.299cm" svg:height="0.299cm" svg:x="4.1cm" svg:y="11.22cm" svg:viewBox="0 0 2300 300" draw:points="0,0 500,0 900,300 2300,300">
              <text:p/>
            </draw:polyline>
            <draw:polygon draw:style-name="gr49" draw:text-style-name="P34" draw:layer="layout" svg:width="0.599cm" svg:height="0.699cm" draw:transform="rotate (-3.14159265358979) translate (5.7cm 11.82cm)" svg:viewBox="0 0 600 700" draw:points="500,500 600,500 600,700 0,700 0,500 100,500 100,400 0,400 0,0 600,0 600,400 500,400">
              <text:p/>
            </draw:polygon>
            <draw:polyline draw:style-name="gr54" draw:text-style-name="P6" draw:layer="layout" svg:width="4.999cm" svg:height="0.883cm" svg:x="1.4cm" svg:y="11.02cm" svg:viewBox="0 0 5000 884" draw:points="0,0 185,0 919,550 1700,550 2146,884 5000,884">
              <text:p/>
            </draw:polyline>
            <draw:polyline draw:style-name="gr54" draw:text-style-name="P6" draw:layer="layout" svg:width="1.672cm" svg:height="0.313cm" svg:x="1.4cm" svg:y="11.62cm" svg:viewBox="0 0 1673 314" draw:points="0,0 652,0 919,200 1522,200 1673,314">
              <text:p/>
            </draw:polyline>
            <draw:polygon draw:style-name="gr49" draw:text-style-name="P34"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46" draw:text-style-name="P32" draw:layer="layout" svg:width="5cm" svg:height="3.3cm" svg:x="6.838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9.287cm)" svg:viewBox="0 0 518 39" draw:points="0,0 516,0 518,39 63,39">
                <text:p/>
              </draw:polygon>
              <draw:frame draw:style-name="gr47"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48" draw:text-style-name="P33" draw:layer="layout" svg:width="0.716cm" svg:height="1.109cm" svg:x="7.733cm" svg:y="9.014cm" svg:viewBox="0 0 717 1110" svg:d="M166 790h311v-519zM478 1110v-157l-478-2 1-159 475-792h162l1 792 75-1 3 160-78 1v158z">
                <text:p/>
              </draw:path>
              <draw:polygon draw:style-name="gr52" draw:text-style-name="P21" draw:layer="layout" svg:width="1.109cm" svg:height="0.513cm" draw:transform="rotate (1.5707963267949) translate (7.696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1.32cm)" svg:viewBox="0 0 400 700" draw:points="300,500 400,500 400,700 0,700 0,0 400,0 400,400 300,400">
              <text:p/>
            </draw:polygon>
            <draw:polyline draw:style-name="gr53" draw:text-style-name="P14" draw:layer="layout" svg:width="4.799cm" svg:height="0.499cm" svg:x="6.838cm" svg:y="10.42cm" svg:viewBox="0 0 4800 500" draw:points="0,0 200,0 600,300 1700,300 1965,500 4233,500 4500,300 4800,300">
              <text:p/>
            </draw:polyline>
            <draw:polygon draw:style-name="gr49" draw:text-style-name="P34" draw:layer="layout" svg:width="0.599cm" svg:height="0.699cm" draw:transform="rotate (-3.14159265358979) translate (8.358cm 11.32cm)" svg:viewBox="0 0 600 700" draw:points="500,500 600,500 600,700 0,700 0,500 100,500 100,400 0,400 0,0 600,0 600,400 500,400">
              <text:p/>
            </draw:polygon>
            <draw:polyline draw:style-name="gr53" draw:text-style-name="P14" draw:layer="layout" svg:width="3.799cm" svg:height="0.599cm" svg:x="8.038cm" svg:y="11.12cm" svg:viewBox="0 0 3800 600" draw:points="0,0 500,0 1300,600 3800,600">
              <text:p/>
            </draw:polyline>
            <draw:polygon draw:style-name="gr49" draw:text-style-name="P34" draw:layer="layout" svg:width="0.599cm" svg:height="0.699cm" draw:transform="rotate (-3.14159265358979) translate (9.938cm 11.52cm)" svg:viewBox="0 0 600 700" draw:points="500,500 600,500 600,700 0,700 0,500 100,500 100,400 0,400 0,0 600,0 600,400 500,400">
              <text:p/>
            </draw:polygon>
            <draw:polyline draw:style-name="gr53" draw:text-style-name="P14" draw:layer="layout" svg:width="2.299cm" svg:height="0.299cm" svg:x="9.538cm" svg:y="11.22cm" svg:viewBox="0 0 2300 300" draw:points="0,0 500,0 900,300 2300,300">
              <text:p/>
            </draw:polyline>
            <draw:polygon draw:style-name="gr49" draw:text-style-name="P34" draw:layer="layout" svg:width="0.599cm" svg:height="0.699cm" draw:transform="rotate (-3.14159265358979) translate (11.138cm 11.82cm)" svg:viewBox="0 0 600 700" draw:points="500,500 600,500 600,700 0,700 0,500 100,500 100,400 0,400 0,0 600,0 600,400 500,400">
              <text:p/>
            </draw:polygon>
            <draw:polyline draw:style-name="gr54" draw:text-style-name="P6" draw:layer="layout" svg:width="4.999cm" svg:height="0.883cm" svg:x="6.838cm" svg:y="11.02cm" svg:viewBox="0 0 5000 884" draw:points="0,0 185,0 919,550 1700,550 2146,884 5000,884">
              <text:p/>
            </draw:polyline>
            <draw:polyline draw:style-name="gr54" draw:text-style-name="P6" draw:layer="layout" svg:width="1.672cm" svg:height="0.313cm" svg:x="6.838cm" svg:y="11.62cm" svg:viewBox="0 0 1673 314" draw:points="0,0 652,0 919,200 1522,200 1673,314">
              <text:p/>
            </draw:polyline>
            <draw:polygon draw:style-name="gr49" draw:text-style-name="P34"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46" draw:text-style-name="P32" draw:layer="layout" svg:width="5cm" svg:height="3.3cm" svg:x="12.17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9.287cm)" svg:viewBox="0 0 518 39" draw:points="0,0 516,0 518,39 63,39">
                <text:p/>
              </draw:polygon>
              <draw:frame draw:style-name="gr47"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48" draw:text-style-name="P33" draw:layer="layout" svg:width="0.716cm" svg:height="1.109cm" svg:x="13.065cm" svg:y="9.014cm" svg:viewBox="0 0 717 1110" svg:d="M166 790h311v-519zM478 1110v-157l-478-2 1-159 475-792h162l1 792 75-1 3 160-78 1v158z">
                <text:p/>
              </draw:path>
              <draw:polygon draw:style-name="gr52" draw:text-style-name="P21" draw:layer="layout" svg:width="1.109cm" svg:height="0.513cm" draw:transform="rotate (1.5707963267949) translate (13.02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1.32cm)" svg:viewBox="0 0 400 700" draw:points="300,500 400,500 400,700 0,700 0,0 400,0 400,400 300,400">
              <text:p/>
            </draw:polygon>
            <draw:polyline draw:style-name="gr53" draw:text-style-name="P14" draw:layer="layout" svg:width="4.799cm" svg:height="0.499cm" svg:x="12.17cm" svg:y="10.42cm" svg:viewBox="0 0 4800 500" draw:points="0,0 200,0 600,300 1700,300 1965,500 4233,500 4500,300 4800,300">
              <text:p/>
            </draw:polyline>
            <draw:polygon draw:style-name="gr49" draw:text-style-name="P34" draw:layer="layout" svg:width="0.599cm" svg:height="0.699cm" draw:transform="rotate (-3.14159265358979) translate (13.69cm 11.32cm)" svg:viewBox="0 0 600 700" draw:points="500,500 600,500 600,700 0,700 0,500 100,500 100,400 0,400 0,0 600,0 600,400 500,400">
              <text:p/>
            </draw:polygon>
            <draw:polyline draw:style-name="gr53" draw:text-style-name="P14" draw:layer="layout" svg:width="3.799cm" svg:height="0.599cm" svg:x="13.37cm" svg:y="11.12cm" svg:viewBox="0 0 3800 600" draw:points="0,0 500,0 1300,600 3800,600">
              <text:p/>
            </draw:polyline>
            <draw:polygon draw:style-name="gr49" draw:text-style-name="P34" draw:layer="layout" svg:width="0.599cm" svg:height="0.699cm" draw:transform="rotate (-3.14159265358979) translate (15.27cm 11.52cm)" svg:viewBox="0 0 600 700" draw:points="500,500 600,500 600,700 0,700 0,500 100,500 100,400 0,400 0,0 600,0 600,400 500,400">
              <text:p/>
            </draw:polygon>
            <draw:polyline draw:style-name="gr53" draw:text-style-name="P14" draw:layer="layout" svg:width="2.299cm" svg:height="0.299cm" svg:x="14.87cm" svg:y="11.22cm" svg:viewBox="0 0 2300 300" draw:points="0,0 500,0 900,300 2300,300">
              <text:p/>
            </draw:polyline>
            <draw:polygon draw:style-name="gr49" draw:text-style-name="P34" draw:layer="layout" svg:width="0.599cm" svg:height="0.699cm" draw:transform="rotate (-3.14159265358979) translate (16.47cm 11.82cm)" svg:viewBox="0 0 600 700" draw:points="500,500 600,500 600,700 0,700 0,500 100,500 100,400 0,400 0,0 600,0 600,400 500,400">
              <text:p/>
            </draw:polygon>
            <draw:polyline draw:style-name="gr54" draw:text-style-name="P6" draw:layer="layout" svg:width="4.999cm" svg:height="0.883cm" svg:x="12.17cm" svg:y="11.02cm" svg:viewBox="0 0 5000 884" draw:points="0,0 185,0 919,550 1700,550 2146,884 5000,884">
              <text:p/>
            </draw:polyline>
            <draw:polyline draw:style-name="gr54" draw:text-style-name="P6" draw:layer="layout" svg:width="1.672cm" svg:height="0.313cm" svg:x="12.17cm" svg:y="11.62cm" svg:viewBox="0 0 1673 314" draw:points="0,0 652,0 919,200 1522,200 1673,314">
              <text:p/>
            </draw:polyline>
            <draw:polygon draw:style-name="gr49" draw:text-style-name="P34"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46" draw:text-style-name="P32" draw:layer="layout" svg:width="5cm" svg:height="3.3cm" svg:x="1.4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13.216cm)" svg:viewBox="0 0 518 39" draw:points="0,0 516,0 518,39 63,39">
                <text:p/>
              </draw:polygon>
              <draw:frame draw:style-name="gr47"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48" draw:text-style-name="P33" draw:layer="layout" svg:width="0.716cm" svg:height="1.109cm" svg:x="2.295cm" svg:y="12.943cm" svg:viewBox="0 0 717 1110" svg:d="M166 790h311v-519zM478 1110v-157l-478-2 1-159 475-792h162l1 792 75-1 3 160-78 1v158z">
                <text:p/>
              </draw:path>
              <draw:polygon draw:style-name="gr52" draw:text-style-name="P21" draw:layer="layout" svg:width="1.109cm" svg:height="0.513cm" draw:transform="rotate (1.5707963267949) translate (2.25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5.249cm)" svg:viewBox="0 0 400 700" draw:points="300,500 400,500 400,700 0,700 0,0 400,0 400,400 300,400">
              <text:p/>
            </draw:polygon>
            <draw:polyline draw:style-name="gr53" draw:text-style-name="P14" draw:layer="layout" svg:width="4.799cm" svg:height="0.499cm" svg:x="1.4cm" svg:y="14.349cm" svg:viewBox="0 0 4800 500" draw:points="0,0 200,0 600,300 1700,300 1965,500 4233,500 4500,300 4800,300">
              <text:p/>
            </draw:polyline>
            <draw:polygon draw:style-name="gr49" draw:text-style-name="P34" draw:layer="layout" svg:width="0.599cm" svg:height="0.699cm" draw:transform="rotate (-3.14159265358979) translate (2.92cm 15.249cm)" svg:viewBox="0 0 600 700" draw:points="500,500 600,500 600,700 0,700 0,500 100,500 100,400 0,400 0,0 600,0 600,400 500,400">
              <text:p/>
            </draw:polygon>
            <draw:polyline draw:style-name="gr53" draw:text-style-name="P14" draw:layer="layout" svg:width="3.799cm" svg:height="0.599cm" svg:x="2.6cm" svg:y="15.049cm" svg:viewBox="0 0 3800 600" draw:points="0,0 500,0 1300,600 3800,600">
              <text:p/>
            </draw:polyline>
            <draw:polygon draw:style-name="gr49" draw:text-style-name="P34" draw:layer="layout" svg:width="0.599cm" svg:height="0.699cm" draw:transform="rotate (-3.14159265358979) translate (4.5cm 15.449cm)" svg:viewBox="0 0 600 700" draw:points="500,500 600,500 600,700 0,700 0,500 100,500 100,400 0,400 0,0 600,0 600,400 500,400">
              <text:p/>
            </draw:polygon>
            <draw:polyline draw:style-name="gr53" draw:text-style-name="P14" draw:layer="layout" svg:width="2.299cm" svg:height="0.299cm" svg:x="4.1cm" svg:y="15.149cm" svg:viewBox="0 0 2300 300" draw:points="0,0 500,0 900,300 2300,300">
              <text:p/>
            </draw:polyline>
            <draw:polygon draw:style-name="gr49" draw:text-style-name="P34" draw:layer="layout" svg:width="0.599cm" svg:height="0.699cm" draw:transform="rotate (-3.14159265358979) translate (5.7cm 15.749cm)" svg:viewBox="0 0 600 700" draw:points="500,500 600,500 600,700 0,700 0,500 100,500 100,400 0,400 0,0 600,0 600,400 500,400">
              <text:p/>
            </draw:polygon>
            <draw:polyline draw:style-name="gr54" draw:text-style-name="P6" draw:layer="layout" svg:width="4.999cm" svg:height="0.883cm" svg:x="1.4cm" svg:y="14.949cm" svg:viewBox="0 0 5000 884" draw:points="0,0 185,0 919,550 1700,550 2146,884 5000,884">
              <text:p/>
            </draw:polyline>
            <draw:polyline draw:style-name="gr54" draw:text-style-name="P6" draw:layer="layout" svg:width="1.672cm" svg:height="0.313cm" svg:x="1.4cm" svg:y="15.549cm" svg:viewBox="0 0 1673 314" draw:points="0,0 652,0 919,200 1522,200 1673,314">
              <text:p/>
            </draw:polyline>
            <draw:polygon draw:style-name="gr49" draw:text-style-name="P34"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46" draw:text-style-name="P32" draw:layer="layout" svg:width="5cm" svg:height="3.3cm" svg:x="6.838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13.216cm)" svg:viewBox="0 0 518 39" draw:points="0,0 516,0 518,39 63,39">
                <text:p/>
              </draw:polygon>
              <draw:frame draw:style-name="gr47"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48" draw:text-style-name="P33" draw:layer="layout" svg:width="0.716cm" svg:height="1.109cm" svg:x="7.733cm" svg:y="12.943cm" svg:viewBox="0 0 717 1110" svg:d="M166 790h311v-519zM478 1110v-157l-478-2 1-159 475-792h162l1 792 75-1 3 160-78 1v158z">
                <text:p/>
              </draw:path>
              <draw:polygon draw:style-name="gr52" draw:text-style-name="P21" draw:layer="layout" svg:width="1.109cm" svg:height="0.513cm" draw:transform="rotate (1.5707963267949) translate (7.696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5.249cm)" svg:viewBox="0 0 400 700" draw:points="300,500 400,500 400,700 0,700 0,0 400,0 400,400 300,400">
              <text:p/>
            </draw:polygon>
            <draw:polyline draw:style-name="gr53" draw:text-style-name="P14" draw:layer="layout" svg:width="4.799cm" svg:height="0.499cm" svg:x="6.838cm" svg:y="14.349cm" svg:viewBox="0 0 4800 500" draw:points="0,0 200,0 600,300 1700,300 1965,500 4233,500 4500,300 4800,300">
              <text:p/>
            </draw:polyline>
            <draw:polygon draw:style-name="gr49" draw:text-style-name="P34" draw:layer="layout" svg:width="0.599cm" svg:height="0.699cm" draw:transform="rotate (-3.14159265358979) translate (8.358cm 15.249cm)" svg:viewBox="0 0 600 700" draw:points="500,500 600,500 600,700 0,700 0,500 100,500 100,400 0,400 0,0 600,0 600,400 500,400">
              <text:p/>
            </draw:polygon>
            <draw:polyline draw:style-name="gr53" draw:text-style-name="P14" draw:layer="layout" svg:width="3.799cm" svg:height="0.599cm" svg:x="8.038cm" svg:y="15.049cm" svg:viewBox="0 0 3800 600" draw:points="0,0 500,0 1300,600 3800,600">
              <text:p/>
            </draw:polyline>
            <draw:polygon draw:style-name="gr49" draw:text-style-name="P34" draw:layer="layout" svg:width="0.599cm" svg:height="0.699cm" draw:transform="rotate (-3.14159265358979) translate (9.938cm 15.449cm)" svg:viewBox="0 0 600 700" draw:points="500,500 600,500 600,700 0,700 0,500 100,500 100,400 0,400 0,0 600,0 600,400 500,400">
              <text:p/>
            </draw:polygon>
            <draw:polyline draw:style-name="gr53" draw:text-style-name="P14" draw:layer="layout" svg:width="2.299cm" svg:height="0.299cm" svg:x="9.538cm" svg:y="15.149cm" svg:viewBox="0 0 2300 300" draw:points="0,0 500,0 900,300 2300,300">
              <text:p/>
            </draw:polyline>
            <draw:polygon draw:style-name="gr49" draw:text-style-name="P34" draw:layer="layout" svg:width="0.599cm" svg:height="0.699cm" draw:transform="rotate (-3.14159265358979) translate (11.138cm 15.749cm)" svg:viewBox="0 0 600 700" draw:points="500,500 600,500 600,700 0,700 0,500 100,500 100,400 0,400 0,0 600,0 600,400 500,400">
              <text:p/>
            </draw:polygon>
            <draw:polyline draw:style-name="gr54" draw:text-style-name="P6" draw:layer="layout" svg:width="4.999cm" svg:height="0.883cm" svg:x="6.838cm" svg:y="14.949cm" svg:viewBox="0 0 5000 884" draw:points="0,0 185,0 919,550 1700,550 2146,884 5000,884">
              <text:p/>
            </draw:polyline>
            <draw:polyline draw:style-name="gr54" draw:text-style-name="P6" draw:layer="layout" svg:width="1.672cm" svg:height="0.313cm" svg:x="6.838cm" svg:y="15.549cm" svg:viewBox="0 0 1673 314" draw:points="0,0 652,0 919,200 1522,200 1673,314">
              <text:p/>
            </draw:polyline>
            <draw:polygon draw:style-name="gr49" draw:text-style-name="P34"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46" draw:text-style-name="P32" draw:layer="layout" svg:width="5cm" svg:height="3.3cm" svg:x="12.17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13.216cm)" svg:viewBox="0 0 518 39" draw:points="0,0 516,0 518,39 63,39">
                <text:p/>
              </draw:polygon>
              <draw:frame draw:style-name="gr47"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48" draw:text-style-name="P33" draw:layer="layout" svg:width="0.716cm" svg:height="1.109cm" svg:x="13.065cm" svg:y="12.943cm" svg:viewBox="0 0 717 1110" svg:d="M166 790h311v-519zM478 1110v-157l-478-2 1-159 475-792h162l1 792 75-1 3 160-78 1v158z">
                <text:p/>
              </draw:path>
              <draw:polygon draw:style-name="gr52" draw:text-style-name="P21" draw:layer="layout" svg:width="1.109cm" svg:height="0.513cm" draw:transform="rotate (1.5707963267949) translate (13.02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5.249cm)" svg:viewBox="0 0 400 700" draw:points="300,500 400,500 400,700 0,700 0,0 400,0 400,400 300,400">
              <text:p/>
            </draw:polygon>
            <draw:polyline draw:style-name="gr53" draw:text-style-name="P14" draw:layer="layout" svg:width="4.799cm" svg:height="0.499cm" svg:x="12.17cm" svg:y="14.349cm" svg:viewBox="0 0 4800 500" draw:points="0,0 200,0 600,300 1700,300 1965,500 4233,500 4500,300 4800,300">
              <text:p/>
            </draw:polyline>
            <draw:polygon draw:style-name="gr49" draw:text-style-name="P34" draw:layer="layout" svg:width="0.599cm" svg:height="0.699cm" draw:transform="rotate (-3.14159265358979) translate (13.69cm 15.249cm)" svg:viewBox="0 0 600 700" draw:points="500,500 600,500 600,700 0,700 0,500 100,500 100,400 0,400 0,0 600,0 600,400 500,400">
              <text:p/>
            </draw:polygon>
            <draw:polyline draw:style-name="gr53" draw:text-style-name="P14" draw:layer="layout" svg:width="3.799cm" svg:height="0.599cm" svg:x="13.37cm" svg:y="15.049cm" svg:viewBox="0 0 3800 600" draw:points="0,0 500,0 1300,600 3800,600">
              <text:p/>
            </draw:polyline>
            <draw:polygon draw:style-name="gr49" draw:text-style-name="P34" draw:layer="layout" svg:width="0.599cm" svg:height="0.699cm" draw:transform="rotate (-3.14159265358979) translate (15.27cm 15.449cm)" svg:viewBox="0 0 600 700" draw:points="500,500 600,500 600,700 0,700 0,500 100,500 100,400 0,400 0,0 600,0 600,400 500,400">
              <text:p/>
            </draw:polygon>
            <draw:polyline draw:style-name="gr53" draw:text-style-name="P14" draw:layer="layout" svg:width="2.299cm" svg:height="0.299cm" svg:x="14.87cm" svg:y="15.149cm" svg:viewBox="0 0 2300 300" draw:points="0,0 500,0 900,300 2300,300">
              <text:p/>
            </draw:polyline>
            <draw:polygon draw:style-name="gr49" draw:text-style-name="P34" draw:layer="layout" svg:width="0.599cm" svg:height="0.699cm" draw:transform="rotate (-3.14159265358979) translate (16.47cm 15.749cm)" svg:viewBox="0 0 600 700" draw:points="500,500 600,500 600,700 0,700 0,500 100,500 100,400 0,400 0,0 600,0 600,400 500,400">
              <text:p/>
            </draw:polygon>
            <draw:polyline draw:style-name="gr54" draw:text-style-name="P6" draw:layer="layout" svg:width="4.999cm" svg:height="0.883cm" svg:x="12.17cm" svg:y="14.949cm" svg:viewBox="0 0 5000 884" draw:points="0,0 185,0 919,550 1700,550 2146,884 5000,884">
              <text:p/>
            </draw:polyline>
            <draw:polyline draw:style-name="gr54" draw:text-style-name="P6" draw:layer="layout" svg:width="1.672cm" svg:height="0.313cm" svg:x="12.17cm" svg:y="15.549cm" svg:viewBox="0 0 1673 314" draw:points="0,0 652,0 919,200 1522,200 1673,314">
              <text:p/>
            </draw:polyline>
            <draw:polygon draw:style-name="gr49" draw:text-style-name="P34" draw:layer="layout" svg:width="0.399cm" svg:height="0.399cm" draw:transform="rotate (-3.14159265358979) translate (12.57cm 15.849cm)" svg:viewBox="0 0 400 400" draw:points="400,400 0,400 0,200 100,200 100,100 0,100 0,0 400,0">
              <text:p/>
            </draw:polygon>
          </draw:g>
        </draw:g>
        <draw:line draw:style-name="gr57"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g>
          <draw:custom-shape draw:style-name="gr58" draw:text-style-name="P35"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43cm" svg:y="10cm">
              <draw:text-box>
                <text:p><text:span text:style-name="T10">1.10.3</text:span></text:p>
              </draw:text-box>
            </draw:frame>
            <draw:g>
              <draw:g>
                <draw:frame draw:style-name="gr47"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627cm" svg:height="0.982cm" svg:x="5.582cm" svg:y="9.001cm" svg:viewBox="0 0 628 983" svg:d="M145 700h273v-460zM419 983v-139l-419-2 1-140 416-702h142l1 702 66-1 2 141-68 1v140z">
                  <text:p/>
                </draw:path>
              </draw:g>
              <draw:frame draw:style-name="gr60" draw:text-style-name="P37" draw:layer="layout" svg:width="1.934cm" svg:height="1.813cm" svg:x="9.011cm" svg:y="8.724cm">
                <draw:text-box>
                  <text:p><text:span text:style-name="T11">IDE</text:span></text:p>
                </draw:text-box>
              </draw:frame>
            </draw:g>
          </draw:g>
        </draw:g>
        <draw:g>
          <draw:polygon draw:style-name="gr49" draw:text-style-name="P34" draw:layer="layout" svg:width="0.66cm" svg:height="0.77cm" draw:transform="rotate (-3.14159265358979) translate (4.793471032027cm 8.37067428603671cm)" svg:viewBox="0 0 661 771" draw:points="550,550 661,550 661,771 0,771 0,550 110,550 110,440 0,440 0,0 661,0 661,440 550,440">
            <text:p/>
          </draw:polygon>
          <draw:polygon draw:style-name="gr49" draw:text-style-name="P34" draw:layer="layout" svg:width="0.66cm" svg:height="0.77cm" draw:transform="rotate (-3.14159265358979) translate (6.00083801135879cm 7.49984732139516cm)" svg:viewBox="0 0 661 771" draw:points="550,550 661,550 661,771 0,771 0,550 110,550 110,440 0,440 0,0 661,0 661,440 550,440">
            <text:p/>
          </draw:polygon>
          <draw:polygon draw:style-name="gr49" draw:text-style-name="P34" draw:layer="layout" svg:width="0.66cm" svg:height="0.77cm" draw:transform="rotate (-3.14159265358979) translate (3.57783801135879cm 6.76684732139516cm)" svg:viewBox="0 0 661 771" draw:points="550,550 661,550 661,771 0,771 0,550 110,550 110,440 0,440 0,0 661,0 661,440 550,440">
            <text:p/>
          </draw:polygon>
          <draw:polygon draw:style-name="gr49" draw:text-style-name="P34" draw:layer="layout" svg:width="0.66cm" svg:height="0.77cm" draw:transform="rotate (-3.14159265358979) translate (7.22783801135879cm 6.97084732139516cm)" svg:viewBox="0 0 661 771" draw:points="550,550 661,550 661,771 0,771 0,550 110,550 110,440 0,440 0,0 661,0 661,440 550,440">
            <text:p/>
          </draw:polygon>
          <draw:polygon draw:style-name="gr49" draw:text-style-name="P34" draw:layer="layout" svg:width="0.66cm" svg:height="0.303cm" draw:transform="rotate (-3.14159265358979) translate (9.66083801135879cm 6.29989451296393cm)" svg:viewBox="0 0 661 304" draw:points="0,304 0,0 661,0 661,304">
            <text:p/>
          </draw:polygon>
          <draw:polygon draw:style-name="gr49" draw:text-style-name="P34" draw:layer="layout" svg:width="0.66cm" svg:height="0.77cm" draw:transform="rotate (-3.14159265358979) translate (8.44383801135879cm 7.99984732139516cm)" svg:viewBox="0 0 661 771" draw:points="550,550 661,550 661,771 0,771 0,550 110,550 110,440 0,440 0,0 661,0 661,440 550,440">
            <text:p/>
          </draw:polygon>
          <draw:polygon draw:style-name="gr49" draw:text-style-name="P34" draw:layer="layout" svg:width="0.359cm" svg:height="0.77cm" draw:transform="rotate (-3.14159265358979) translate (2.36cm 9.4cm)" svg:viewBox="0 0 360 771" draw:points="360,771 0,771 0,551 110,551 110,441 0,441 0,0 360,0">
            <text:p/>
          </draw:polygon>
          <draw:polyline draw:style-name="gr61" draw:text-style-name="P6" draw:layer="layout" svg:width="2.199cm" svg:height="0.499cm" draw:transform="rotate (-3.14159265358979) translate (4.2cm 7.7cm)" svg:viewBox="0 0 2200 500" draw:points="0,0 1300,0 1800,500 2200,500">
            <text:p/>
          </draw:polyline>
          <draw:line draw:style-name="gr61" draw:text-style-name="P6" draw:layer="layout" svg:x1="4.2cm" svg:y1="8.034cm" svg:x2="2cm" svg:y2="8.034cm">
            <text:p/>
          </draw:line>
          <draw:polyline draw:style-name="gr61" draw:text-style-name="P6" draw:layer="layout" svg:width="9.998cm" svg:height="1.199cm" svg:x="2cm" svg:y="6.1cm" svg:viewBox="0 0 9999 1200" draw:points="0,400 2000,400 2793,1200 5228,1200 6433,0 9999,0">
            <text:p/>
          </draw:polyline>
          <draw:polyline draw:style-name="gr61" draw:text-style-name="P6" draw:layer="layout" svg:width="4.699cm" svg:height="0.199cm" svg:x="2cm" svg:y="6.1cm" svg:viewBox="0 0 4700 200" draw:points="0,0 3142,0 3338,200 4700,200">
            <text:p/>
          </draw:polyline>
          <draw:polyline draw:style-name="gr61" draw:text-style-name="P6" draw:layer="layout" svg:width="1.348cm" svg:height="0.74cm" draw:transform="rotate (-3.14159265358979) translate (5.4cm 6.84cm)" svg:viewBox="0 0 1349 741" draw:points="0,0 607,0 1349,741">
            <text:p/>
          </draw:polyline>
          <draw:polyline draw:style-name="gr61" draw:text-style-name="P6" draw:layer="layout" svg:width="5.999cm" svg:height="1.423cm" svg:x="2cm" svg:y="7.776cm" svg:viewBox="0 0 6000 1424" draw:points="0,1424 1000,1424 2000,483 3517,483 4000,0 6000,0">
            <text:p/>
          </draw:polyline>
          <draw:polyline draw:style-name="gr61" draw:text-style-name="P6" draw:layer="layout" svg:width="4.199cm" svg:height="0.699cm" svg:x="7.8cm" svg:y="6.629cm" svg:viewBox="0 0 4200 700" draw:points="0,700 100,700 2200,700 2900,0 4200,0">
            <text:p/>
          </draw:polyline>
        </draw:g>
        <draw:frame draw:style-name="gr62" draw:text-style-name="P14" draw:layer="layout" svg:width="2.33cm" svg:height="1.5cm" svg:x="3cm" svg:y="10.5cm">
          <draw:image xlink:href="Pictures/1000020100000154000000DB0E90EB49724611FC.png" xlink:type="simple" xlink:show="embed" xlink:actuate="onLoad" loext:mime-type="image/png">
            <text:p/>
          </draw:image>
        </draw:frame>
        <draw:frame draw:style-name="gr47"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63" draw:text-style-name="P26"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g>
            <draw:custom-shape draw:style-name="gr64" draw:text-style-name="P26"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65" draw:text-style-name="P26"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65" draw:text-style-name="P26"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g>
        <draw:custom-shape draw:style-name="gr58" draw:text-style-name="P35"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525cm" svg:y="18.004cm">
            <draw:text-box>
              <text:p><text:span text:style-name="T10">1.10.0 RC1</text:span></text:p>
            </draw:text-box>
          </draw:frame>
          <draw:g>
            <draw:g>
              <draw:frame draw:style-name="gr47"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627cm" svg:height="0.982cm" svg:x="5.582cm" svg:y="17.005cm" svg:viewBox="0 0 628 983" svg:d="M145 700h273v-460zM419 983v-139l-419-2 1-140 416-702h142l1 702 66-1 2 141-68 1v140z">
                <text:p/>
              </draw:path>
            </draw:g>
            <draw:frame draw:style-name="gr60" draw:text-style-name="P37" draw:layer="layout" svg:width="1.934cm" svg:height="1.813cm" svg:x="9.011cm" svg:y="16.728cm">
              <draw:text-box>
                <text:p><text:span text:style-name="T11">IDE</text:span></text:p>
              </draw:text-box>
            </draw:frame>
          </draw:g>
        </draw:g>
        <draw:frame draw:style-name="gr62" draw:text-style-name="P14" draw:layer="layout" svg:width="2.019cm" svg:height="1.3cm" svg:x="3cm" svg:y="18.7cm">
          <draw:image xlink:href="Pictures/1000020100000154000000DB0E90EB49724611FC.png" xlink:type="simple" xlink:show="embed" xlink:actuate="onLoad" loext:mime-type="image/png">
            <text:p/>
          </draw:image>
        </draw:frame>
        <draw:frame draw:style-name="gr47"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66" draw:text-style-name="P38" draw:layer="layout" svg:width="10cm" svg:height="7.004cm" svg:x="2cm" svg:y="1.996cm">
          <text:p/>
          <draw:enhanced-geometry svg:viewBox="0 0 21600 21600" draw:mirror-horizontal="false" draw:mirror-vertical="false" draw:type="rectangle" draw:enhanced-path="M 0 0 L 21600 0 21600 21600 0 21600 0 0 Z N"/>
        </draw:custom-shape>
        <draw:g>
          <draw:frame draw:style-name="gr67" draw:text-style-name="P40" draw:layer="layout" svg:width="3.601cm" svg:height="1cm" svg:x="2.884cm" svg:y="5.428cm">
            <draw:text-box>
              <text:p text:style-name="P39"><text:span text:style-name="T12">1.11.3</text:span></text:p>
            </draw:text-box>
          </draw:frame>
          <draw:g>
            <draw:g>
              <draw:frame draw:style-name="gr47" draw:text-style-name="P6" draw:layer="layout" svg:width="4.958cm" svg:height="1.4cm" svg:x="3cm" svg:y="3.429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879cm" svg:height="1.377cm" svg:x="3.485cm" svg:y="3.429cm" svg:viewBox="0 0 880 1378" svg:d="M203 981h383v-645zM587 1378v-195l-587-3 1-196 583-984h199l2 984 92-2 3 198-95 1v197z">
                <text:p/>
              </draw:path>
            </draw:g>
            <draw:frame draw:style-name="gr68" draw:text-style-name="P41" draw:layer="layout" svg:width="3.9cm" svg:height="2.625cm" svg:x="8.154cm" svg:y="2.988cm">
              <draw:text-box>
                <text:p text:style-name="P22"><text:span text:style-name="T13">IDE</text:span></text:p>
              </draw:text-box>
            </draw:frame>
          </draw:g>
        </draw:g>
        <draw:g>
          <draw:polygon draw:style-name="gr49" draw:text-style-name="P34" draw:layer="layout" svg:width="0.66cm" svg:height="0.77cm" draw:transform="rotate (-3.14159265358979) translate (9.867528967973cm 7.39967428603671cm)" svg:viewBox="0 0 661 771" draw:points="111,550 0,550 0,771 661,771 661,550 551,550 551,440 661,440 661,0 0,0 0,440 111,440">
            <text:p/>
          </draw:polygon>
          <draw:polygon draw:style-name="gr49" draw:text-style-name="P34" draw:layer="layout" svg:width="0.66cm" svg:height="0.77cm" draw:transform="rotate (-3.14159265358979) translate (8.66016198864121cm 8.35684732139516cm)" svg:viewBox="0 0 661 771" draw:points="111,550 0,550 0,771 661,771 661,550 551,550 551,440 661,440 661,0 0,0 0,440 111,440">
            <text:p/>
          </draw:polygon>
          <draw:polygon draw:style-name="gr49" draw:text-style-name="P34" draw:layer="layout" svg:width="0.66cm" svg:height="0.77cm" draw:transform="rotate (-3.14159265358979) translate (11.0831619886412cm 9.00884732139516cm)" svg:viewBox="0 0 661 771" draw:points="111,550 0,550 0,771 661,771 661,550 551,550 551,440 661,440 661,0 0,0 0,440 111,440">
            <text:p/>
          </draw:polygon>
          <draw:polygon draw:style-name="gr49" draw:text-style-name="P34" draw:layer="layout" svg:width="0.66cm" svg:height="0.77cm" draw:transform="rotate (-3.14159265358979) translate (7.43316198864121cm 8.91484732139516cm)" svg:viewBox="0 0 661 771" draw:points="111,550 0,550 0,771 661,771 661,550 551,550 551,440 661,440 661,0 0,0 0,440 111,440">
            <text:p/>
          </draw:polygon>
          <draw:polygon draw:style-name="gr49" draw:text-style-name="P34" draw:layer="layout" svg:width="0.66cm" svg:height="0.211cm" svg:x="4.339cm" svg:y="8.788cm" svg:viewBox="0 0 661 212" draw:points="0,212 0,0 661,0 661,212">
            <text:p/>
          </draw:polygon>
          <draw:polygon draw:style-name="gr49" draw:text-style-name="P34" draw:layer="layout" svg:width="0.66cm" svg:height="0.77cm" draw:transform="rotate (-3.14159265358979) translate (6.21716198864121cm 7.88284732139516cm)" svg:viewBox="0 0 661 771" draw:points="111,550 0,550 0,771 661,771 661,550 551,550 551,440 661,440 661,0 0,0 0,440 111,440">
            <text:p/>
          </draw:polygon>
          <draw:polygon draw:style-name="gr49" draw:text-style-name="P34" draw:layer="layout" svg:width="0.359cm" svg:height="0.77cm" draw:transform="rotate (-3.14159265358979) translate (12.004cm 6.46cm)" svg:viewBox="0 0 360 771" draw:points="0,771 360,771 360,551 250,551 250,441 360,441 360,0 0,0">
            <text:p/>
          </draw:polygon>
          <draw:polyline draw:style-name="gr61" draw:text-style-name="P6" draw:layer="layout" svg:width="2.199cm" svg:height="0.499cm" svg:x="9.8cm" svg:y="7.288cm" svg:viewBox="0 0 2200 500" draw:points="0,0 1300,0 1800,500 2200,500">
            <text:p/>
          </draw:polyline>
          <draw:line draw:style-name="gr61" draw:text-style-name="P6" draw:layer="layout" svg:x1="9.8cm" svg:y1="7.058cm" svg:x2="12cm" svg:y2="7.058cm">
            <text:p/>
          </draw:line>
          <draw:polyline draw:style-name="gr61" draw:text-style-name="P6" draw:layer="layout" svg:width="9.998cm" svg:height="1.199cm" draw:transform="rotate (-3.14159265358979) translate (12cm 8.9cm)" svg:viewBox="0 0 9999 1200" draw:points="0,551 2158,551 2793,1200 5228,1200 6433,0 9999,0">
            <text:p/>
          </draw:polyline>
          <draw:polyline draw:style-name="gr61" draw:text-style-name="P6" draw:layer="layout" svg:width="4.699cm" svg:height="0.199cm" draw:transform="rotate (-3.14159265358979) translate (12cm 8.9cm)" svg:viewBox="0 0 4700 200" draw:points="0,0 3142,0 3338,200 4700,200">
            <text:p/>
          </draw:polyline>
          <draw:polyline draw:style-name="gr61" draw:text-style-name="P6" draw:layer="layout" svg:width="1.899cm" svg:height="0.51cm" svg:x="8.6cm" svg:y="8.16cm" svg:viewBox="0 0 1900 511" draw:points="0,0 607,0 1100,511 1900,511">
            <text:p/>
          </draw:polyline>
          <draw:polyline draw:style-name="gr61" draw:text-style-name="P6" draw:layer="layout" svg:width="5.999cm" svg:height="1.423cm" draw:transform="rotate (-3.14159265358979) translate (12cm 7.224cm)" svg:viewBox="0 0 6000 1424" draw:points="0,1424 1000,1424 2000,483 3517,483 4000,0 6000,0">
            <text:p/>
          </draw:polyline>
          <draw:polyline draw:style-name="gr61" draw:text-style-name="P6" draw:layer="layout" svg:width="4.199cm" svg:height="0.699cm" draw:transform="rotate (-3.14159265358979) translate (6.2cm 8.371cm)" svg:viewBox="0 0 4200 700" draw:points="0,700 100,700 2200,700 2900,0 4200,0">
            <text:p/>
          </draw:polyline>
        </draw:g>
        <draw:g>
          <draw:g>
            <draw:custom-shape draw:style-name="gr64" draw:text-style-name="P26" draw:layer="layout" svg:width="0.46cm" svg:height="0.448cm" svg:x="2cm" svg:y="1.001cm">
              <text:p/>
              <draw:enhanced-geometry svg:viewBox="0 0 21600 21600" draw:type="rectangle" draw:enhanced-path="M 0 0 L 21600 0 21600 21600 0 21600 0 0 Z N"/>
            </draw:custom-shape>
            <draw:line draw:style-name="gr20" draw:text-style-name="P6" draw:layer="layout" svg:x1="1.4cm" svg:y1="1.225cm" svg:x2="3cm" svg:y2="1.225cm">
              <text:p/>
            </draw:line>
          </draw:g>
          <draw:custom-shape draw:style-name="gr65" draw:text-style-name="P26" draw:layer="layout" svg:width="0.2cm" svg:height="0.225cm" svg:x="2cm" svg:y="1.225cm">
            <text:p/>
            <draw:enhanced-geometry svg:viewBox="0 0 21600 21600" draw:type="rectangle" draw:enhanced-path="M 0 0 L 21600 0 21600 21600 0 21600 0 0 Z N"/>
          </draw:custom-shape>
          <draw:line draw:style-name="gr20" draw:text-style-name="P6" draw:layer="layout" svg:x1="1.5cm" svg:y1="1.337cm" svg:x2="3.7cm" svg:y2="1.337cm">
            <text:p/>
          </draw:line>
          <draw:custom-shape draw:style-name="gr65" draw:text-style-name="P26" draw:layer="layout" svg:width="0.2cm" svg:height="0.225cm" svg:x="2cm" svg:y="1cm">
            <text:p/>
            <draw:enhanced-geometry svg:viewBox="0 0 21600 21600" draw:type="rectangle" draw:enhanced-path="M 0 0 L 21600 0 21600 21600 0 21600 0 0 Z N"/>
          </draw:custom-shape>
          <draw:line draw:style-name="gr20" draw:text-style-name="P6" draw:layer="layout" svg:x1="1.3cm" svg:y1="1.112cm" svg:x2="2.9cm" svg:y2="1.112cm">
            <text:p/>
          </draw:line>
        </draw:g>
        <draw:g>
          <draw:custom-shape draw:style-name="gr63" draw:text-style-name="P26" draw:layer="layout" svg:width="0.66cm" svg:height="0.222cm" svg:x="5.633cm" svg:y="1.078cm">
            <text:p/>
            <draw:enhanced-geometry svg:viewBox="0 0 21600 21600" draw:type="rectangle" draw:enhanced-path="M 0 0 L 21600 0 21600 21600 0 21600 0 0 Z N"/>
          </draw:custom-shape>
          <draw:line draw:style-name="gr20" draw:text-style-name="P6" draw:layer="layout" svg:x1="4.9cm" svg:y1="1.189cm" svg:x2="7.3cm" svg:y2="1.189cm">
            <text:p/>
          </draw:line>
        </draw:g>
        <draw:custom-shape draw:style-name="gr66" draw:text-style-name="P38" draw:layer="layout" svg:width="10cm" svg:height="7.004cm" svg:x="2cm" svg:y="10cm">
          <text:p/>
          <draw:enhanced-geometry svg:viewBox="0 0 21600 21600" draw:mirror-horizontal="false" draw:mirror-vertical="false" draw:type="rectangle" draw:enhanced-path="M 0 0 L 21600 0 21600 21600 0 21600 0 0 Z N"/>
        </draw:custom-shape>
        <draw:g>
          <draw:frame draw:style-name="gr67" draw:text-style-name="P40" draw:layer="layout" svg:width="3.601cm" svg:height="1cm" svg:x="2.884cm" svg:y="13.432cm">
            <draw:text-box>
              <text:p text:style-name="P39"><text:span text:style-name="T12">1.11.2</text:span></text:p>
            </draw:text-box>
          </draw:frame>
          <draw:g>
            <draw:g>
              <draw:frame draw:style-name="gr47" draw:text-style-name="P6" draw:layer="layout" svg:width="4.958cm" svg:height="1.4cm" svg:x="3cm" svg:y="11.43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879cm" svg:height="1.377cm" svg:x="3.485cm" svg:y="11.433cm" svg:viewBox="0 0 880 1378" svg:d="M203 981h383v-645zM587 1378v-195l-587-3 1-196 583-984h199l2 984 92-2 3 198-95 1v197z">
                <text:p/>
              </draw:path>
            </draw:g>
            <draw:frame draw:style-name="gr68" draw:text-style-name="P41" draw:layer="layout" svg:width="3.9cm" svg:height="2.625cm" svg:x="8.154cm" svg:y="10.992cm">
              <draw:text-box>
                <text:p text:style-name="P22"><text:span text:style-name="T13">IDE</text:span></text:p>
              </draw:text-box>
            </draw:frame>
          </draw:g>
          <draw:frame draw:style-name="gr69" draw:text-style-name="P43" draw:layer="layout" svg:width="5.701cm" svg:height="0.983cm" svg:x="2.999cm" svg:y="14.236cm">
            <draw:text-box>
              <text:p text:style-name="P39"><text:span text:style-name="T14">4</text:span><text:span text:style-name="T15">days of</text:span><text:span text:style-name="T14"> 4</text:span><text:span text:style-name="T15">diac</text:span></text:p>
              <text:p text:style-name="P42"><text:span text:style-name="T15">edition</text:span></text:p>
            </draw:text-box>
          </draw:frame>
        </draw:g>
        <draw:g>
          <draw:polygon draw:style-name="gr49" draw:text-style-name="P34" draw:layer="layout" svg:width="0.66cm" svg:height="0.77cm" draw:transform="rotate (-3.14159265358979) translate (9.867528967973cm 15.4036742860367cm)" svg:viewBox="0 0 661 771" draw:points="111,550 0,550 0,771 661,771 661,550 551,550 551,440 661,440 661,0 0,0 0,440 111,440">
            <text:p/>
          </draw:polygon>
          <draw:polygon draw:style-name="gr49" draw:text-style-name="P34" draw:layer="layout" svg:width="0.66cm" svg:height="0.77cm" draw:transform="rotate (-3.14159265358979) translate (8.66016198864121cm 16.3608473213952cm)" svg:viewBox="0 0 661 771" draw:points="111,550 0,550 0,771 661,771 661,550 551,550 551,440 661,440 661,0 0,0 0,440 111,440">
            <text:p/>
          </draw:polygon>
          <draw:polygon draw:style-name="gr49" draw:text-style-name="P34" draw:layer="layout" svg:width="0.66cm" svg:height="0.77cm" draw:transform="rotate (-3.14159265358979) translate (11.0831619886412cm 17.0128473213952cm)" svg:viewBox="0 0 661 771" draw:points="111,550 0,550 0,771 661,771 661,550 551,550 551,440 661,440 661,0 0,0 0,440 111,440">
            <text:p/>
          </draw:polygon>
          <draw:polygon draw:style-name="gr49" draw:text-style-name="P34" draw:layer="layout" svg:width="0.66cm" svg:height="0.77cm" draw:transform="rotate (-3.14159265358979) translate (7.43316198864121cm 16.9188473213952cm)" svg:viewBox="0 0 661 771" draw:points="111,550 0,550 0,771 661,771 661,550 551,550 551,440 661,440 661,0 0,0 0,440 111,440">
            <text:p/>
          </draw:polygon>
          <draw:polygon draw:style-name="gr49" draw:text-style-name="P34" draw:layer="layout" svg:width="0.66cm" svg:height="0.211cm" svg:x="4.339cm" svg:y="16.792cm" svg:viewBox="0 0 661 212" draw:points="0,212 0,0 661,0 661,212">
            <text:p/>
          </draw:polygon>
          <draw:polygon draw:style-name="gr49" draw:text-style-name="P34" draw:layer="layout" svg:width="0.66cm" svg:height="0.77cm" draw:transform="rotate (-3.14159265358979) translate (6.21716198864121cm 15.8868473213952cm)" svg:viewBox="0 0 661 771" draw:points="111,550 0,550 0,771 661,771 661,550 551,550 551,440 661,440 661,0 0,0 0,440 111,440">
            <text:p/>
          </draw:polygon>
          <draw:polygon draw:style-name="gr49" draw:text-style-name="P34" draw:layer="layout" svg:width="0.359cm" svg:height="0.77cm" draw:transform="rotate (-3.14159265358979) translate (12.004cm 14.464cm)" svg:viewBox="0 0 360 771" draw:points="0,771 360,771 360,551 250,551 250,441 360,441 360,0 0,0">
            <text:p/>
          </draw:polygon>
          <draw:polyline draw:style-name="gr61" draw:text-style-name="P6" draw:layer="layout" svg:width="2.199cm" svg:height="0.499cm" svg:x="9.8cm" svg:y="15.292cm" svg:viewBox="0 0 2200 500" draw:points="0,0 1300,0 1800,500 2200,500">
            <text:p/>
          </draw:polyline>
          <draw:line draw:style-name="gr61" draw:text-style-name="P6" draw:layer="layout" svg:x1="9.8cm" svg:y1="15.062cm" svg:x2="12cm" svg:y2="15.062cm">
            <text:p/>
          </draw:line>
          <draw:polyline draw:style-name="gr61" draw:text-style-name="P6" draw:layer="layout" svg:width="9.998cm" svg:height="1.199cm" draw:transform="rotate (-3.14159265358979) translate (12cm 16.904cm)" svg:viewBox="0 0 9999 1200" draw:points="0,551 2158,551 2793,1200 5228,1200 6433,0 9999,0">
            <text:p/>
          </draw:polyline>
          <draw:polyline draw:style-name="gr61" draw:text-style-name="P6" draw:layer="layout" svg:width="4.699cm" svg:height="0.199cm" draw:transform="rotate (-3.14159265358979) translate (12cm 16.904cm)" svg:viewBox="0 0 4700 200" draw:points="0,0 3142,0 3338,200 4700,200">
            <text:p/>
          </draw:polyline>
          <draw:polyline draw:style-name="gr61" draw:text-style-name="P6" draw:layer="layout" svg:width="1.899cm" svg:height="0.51cm" svg:x="8.6cm" svg:y="16.164cm" svg:viewBox="0 0 1900 511" draw:points="0,0 607,0 1100,511 1900,511">
            <text:p/>
          </draw:polyline>
          <draw:polyline draw:style-name="gr61" draw:text-style-name="P6" draw:layer="layout" svg:width="5.999cm" svg:height="1.423cm" draw:transform="rotate (-3.14159265358979) translate (12cm 15.228cm)" svg:viewBox="0 0 6000 1424" draw:points="0,1424 1000,1424 2000,483 3517,483 4000,0 6000,0">
            <text:p/>
          </draw:polyline>
          <draw:polyline draw:style-name="gr61" draw:text-style-name="P6" draw:layer="layout" svg:width="4.199cm" svg:height="0.699cm" draw:transform="rotate (-3.14159265358979) translate (6.2cm 16.375cm)" svg:viewBox="0 0 4200 700" draw:points="0,700 100,700 2200,700 2900,0 4200,0">
            <text:p/>
          </draw:polyline>
        </draw:g>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70" draw:text-style-name="P26" draw:layer="layout" svg:width="9.7cm" svg:height="5.1cm" svg:x="0.7cm" svg:y="13.2cm">
          <text:p/>
          <draw:enhanced-geometry svg:viewBox="0 0 21600 21600" draw:type="rectangle" draw:enhanced-path="M 0 0 L 21600 0 21600 21600 0 21600 0 0 Z N"/>
        </draw:custom-shape>
        <draw:frame draw:style-name="gr47"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71" draw:text-style-name="P44" draw:layer="layout" svg:x1="6.292cm" svg:y1="15.183cm" svg:x2="6.292cm" svg:y2="15.912cm">
          <text:p/>
        </draw:line>
        <draw:g>
          <draw:custom-shape draw:style-name="gr72" draw:text-style-name="P45"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73" draw:text-style-name="P44" draw:layer="layout" svg:x1="7.304cm" svg:y1="15.684cm" svg:x2="7.304cm" svg:y2="16.062cm">
            <text:p/>
          </draw:line>
          <draw:line draw:style-name="gr74" draw:text-style-name="P44" draw:layer="layout" svg:x1="7.409cm" svg:y1="15.684cm" svg:x2="7.409cm" svg:y2="16.062cm">
            <text:p/>
          </draw:line>
          <draw:line draw:style-name="gr75" draw:text-style-name="P44" draw:layer="layout" svg:x1="7.567cm" svg:y1="15.684cm" svg:x2="7.567cm" svg:y2="16.062cm">
            <text:p/>
          </draw:line>
          <draw:custom-shape draw:style-name="gr76" draw:text-style-name="P46"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77" draw:text-style-name="P46"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78" draw:text-style-name="P46"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46"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46"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46"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6"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46"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46"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46"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6" draw:text-style-name="P46"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6"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46"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46"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46"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46"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46"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46"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4" draw:text-style-name="P46"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46"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46"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46"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46"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46"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46"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46"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2" draw:text-style-name="P46"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46"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46"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46"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6"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6"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10" draw:text-style-name="P44" draw:layer="layout" svg:x1="7.672cm" svg:y1="15.684cm" svg:x2="7.672cm" svg:y2="16.062cm">
            <text:p/>
          </draw:line>
          <draw:custom-shape draw:style-name="gr111" draw:text-style-name="P45"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112" draw:text-style-name="P44" draw:layer="layout" svg:x1="7.305cm" svg:y1="15.681cm" svg:x2="7.305cm" svg:y2="16.059cm">
            <text:p/>
          </draw:line>
          <draw:line draw:style-name="gr113" draw:text-style-name="P44" draw:layer="layout" svg:x1="7.41cm" svg:y1="15.681cm" svg:x2="7.41cm" svg:y2="16.059cm">
            <text:p/>
          </draw:line>
          <draw:line draw:style-name="gr114" draw:text-style-name="P44" draw:layer="layout" svg:x1="7.568cm" svg:y1="15.681cm" svg:x2="7.568cm" svg:y2="16.059cm">
            <text:p/>
          </draw:line>
          <draw:custom-shape draw:style-name="gr115" draw:text-style-name="P46"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16" draw:text-style-name="P46"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17" draw:text-style-name="P46"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46"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46"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46"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46"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46"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46"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46"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6"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46"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46"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46"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46"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46"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46"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6"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3" draw:text-style-name="P46"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46"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46"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46"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46"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46"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46"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46"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46"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46"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46"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46"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46"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6"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46"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46"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9" draw:text-style-name="P44" draw:layer="layout" svg:x1="7.673cm" svg:y1="15.681cm" svg:x2="7.673cm" svg:y2="16.059cm">
            <text:p/>
          </draw:line>
        </draw:g>
        <draw:g>
          <draw:custom-shape draw:style-name="gr150" draw:text-style-name="P45"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51" draw:text-style-name="P44" draw:layer="layout" svg:x1="6.897cm" svg:y1="15.092cm" svg:x2="6.897cm" svg:y2="15.305cm">
            <text:p/>
          </draw:line>
          <draw:line draw:style-name="gr152" draw:text-style-name="P44" draw:layer="layout" svg:x1="7.002cm" svg:y1="15.092cm" svg:x2="7.002cm" svg:y2="15.305cm">
            <text:p/>
          </draw:line>
          <draw:custom-shape draw:style-name="gr153" draw:text-style-name="P46"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54" draw:text-style-name="P46"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55" draw:text-style-name="P46"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46"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46"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8" draw:text-style-name="P46"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9" draw:text-style-name="P46"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60" draw:text-style-name="P44" draw:layer="layout" svg:x1="6.897cm" svg:y1="15.171cm" svg:x2="7.108cm" svg:y2="15.171cm">
            <text:p/>
          </draw:line>
          <draw:g>
            <draw:custom-shape draw:style-name="gr161" draw:text-style-name="P46"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46"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3" draw:text-style-name="P46"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4" draw:text-style-name="P46"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5" draw:text-style-name="P46"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6" draw:text-style-name="P46"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7" draw:text-style-name="P46"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8" draw:text-style-name="P45"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69" draw:text-style-name="P46"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70" draw:text-style-name="P46"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1" draw:text-style-name="P44" draw:layer="layout" svg:x1="7.107cm" svg:y1="15.089cm" svg:x2="7.107cm" svg:y2="15.333cm">
            <text:p/>
          </draw:line>
          <draw:g>
            <draw:custom-shape draw:style-name="gr172" draw:text-style-name="P45"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73" draw:text-style-name="P46"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74" draw:text-style-name="P46"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45"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76" draw:text-style-name="P46"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77" draw:text-style-name="P46"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8" draw:text-style-name="P45"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79" draw:text-style-name="P46"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80" draw:text-style-name="P46"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81" draw:text-style-name="P44" draw:layer="layout" svg:x1="7.186cm" svg:y1="15.089cm" svg:x2="7.186cm" svg:y2="15.333cm">
            <text:p/>
          </draw:line>
          <draw:line draw:style-name="gr182" draw:text-style-name="P44" draw:layer="layout" svg:x1="7.147cm" svg:y1="15.089cm" svg:x2="7.147cm" svg:y2="15.333cm">
            <text:p/>
          </draw:line>
          <draw:line draw:style-name="gr183" draw:text-style-name="P44" draw:layer="layout" svg:x1="7.225cm" svg:y1="15.089cm" svg:x2="7.225cm" svg:y2="15.333cm">
            <text:p/>
          </draw:line>
          <draw:g>
            <draw:custom-shape draw:style-name="gr184" draw:text-style-name="P45"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85" draw:text-style-name="P46"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86" draw:text-style-name="P46"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46"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88" draw:text-style-name="P45"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89" draw:text-style-name="P46"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90" draw:text-style-name="P46"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46"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2" draw:text-style-name="P44" draw:layer="layout" svg:x1="7.344cm" svg:y1="15.089cm" svg:x2="7.344cm" svg:y2="15.333cm">
            <text:p/>
          </draw:line>
          <draw:line draw:style-name="gr193" draw:text-style-name="P44" draw:layer="layout" svg:x1="7.265cm" svg:y1="15.089cm" svg:x2="7.265cm" svg:y2="15.333cm">
            <text:p/>
          </draw:line>
          <draw:custom-shape draw:style-name="gr194" draw:text-style-name="P45"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95" draw:text-style-name="P44" draw:layer="layout" svg:x1="6.898cm" svg:y1="15.089cm" svg:x2="6.898cm" svg:y2="15.302cm">
            <text:p/>
          </draw:line>
          <draw:line draw:style-name="gr196" draw:text-style-name="P44" draw:layer="layout" svg:x1="7.003cm" svg:y1="15.089cm" svg:x2="7.003cm" svg:y2="15.302cm">
            <text:p/>
          </draw:line>
          <draw:custom-shape draw:style-name="gr197" draw:text-style-name="P46"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98" draw:text-style-name="P46"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99" draw:text-style-name="P46"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0" draw:text-style-name="P46"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1" draw:text-style-name="P46"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2" draw:text-style-name="P46"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3" draw:text-style-name="P46"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04" draw:text-style-name="P44" draw:layer="layout" svg:x1="6.898cm" svg:y1="15.168cm" svg:x2="7.109cm" svg:y2="15.168cm">
            <text:p/>
          </draw:line>
          <draw:g>
            <draw:custom-shape draw:style-name="gr205" draw:text-style-name="P46"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6" draw:text-style-name="P46"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7" draw:text-style-name="P46"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8" draw:text-style-name="P46"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9" draw:text-style-name="P46"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0" draw:text-style-name="P46"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1" draw:text-style-name="P46"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2" draw:text-style-name="P45"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13" draw:text-style-name="P46"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14" draw:text-style-name="P46"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5" draw:text-style-name="P44" draw:layer="layout" svg:x1="7.109cm" svg:y1="15.085cm" svg:x2="7.109cm" svg:y2="15.329cm">
            <text:p/>
          </draw:line>
          <draw:g>
            <draw:custom-shape draw:style-name="gr216" draw:text-style-name="P45"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17" draw:text-style-name="P46"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18" draw:text-style-name="P46"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45"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20" draw:text-style-name="P46"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21" draw:text-style-name="P46"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22" draw:text-style-name="P45"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23" draw:text-style-name="P46"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24" draw:text-style-name="P46"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5" draw:text-style-name="P44" draw:layer="layout" svg:x1="7.188cm" svg:y1="15.085cm" svg:x2="7.188cm" svg:y2="15.329cm">
            <text:p/>
          </draw:line>
          <draw:line draw:style-name="gr226" draw:text-style-name="P44" draw:layer="layout" svg:x1="7.148cm" svg:y1="15.085cm" svg:x2="7.148cm" svg:y2="15.329cm">
            <text:p/>
          </draw:line>
          <draw:line draw:style-name="gr227" draw:text-style-name="P44" draw:layer="layout" svg:x1="7.227cm" svg:y1="15.085cm" svg:x2="7.227cm" svg:y2="15.329cm">
            <text:p/>
          </draw:line>
          <draw:g>
            <draw:custom-shape draw:style-name="gr228" draw:text-style-name="P45"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29" draw:text-style-name="P46"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30" draw:text-style-name="P46"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1" draw:text-style-name="P46"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32" draw:text-style-name="P45"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33" draw:text-style-name="P46"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34" draw:text-style-name="P46"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5" draw:text-style-name="P46"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36" draw:text-style-name="P44" draw:layer="layout" svg:x1="7.345cm" svg:y1="15.085cm" svg:x2="7.345cm" svg:y2="15.329cm">
            <text:p/>
          </draw:line>
          <draw:line draw:style-name="gr237" draw:text-style-name="P44" draw:layer="layout" svg:x1="7.266cm" svg:y1="15.085cm" svg:x2="7.266cm" svg:y2="15.329cm">
            <text:p/>
          </draw:line>
        </draw:g>
        <draw:g>
          <draw:custom-shape draw:style-name="gr238" draw:text-style-name="P45"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39" draw:text-style-name="P46"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40" draw:text-style-name="P44" draw:layer="layout" svg:x1="3.013cm" svg:y1="14.554cm" svg:x2="3.013cm" svg:y2="14.928cm">
            <text:p/>
          </draw:line>
          <draw:line draw:style-name="gr241" draw:text-style-name="P44" draw:layer="layout" svg:x1="3.118cm" svg:y1="14.554cm" svg:x2="3.118cm" svg:y2="14.928cm">
            <text:p/>
          </draw:line>
          <draw:line draw:style-name="gr242" draw:text-style-name="P44" draw:layer="layout" svg:x1="3.223cm" svg:y1="14.554cm" svg:x2="3.223cm" svg:y2="14.928cm">
            <text:p/>
          </draw:line>
          <draw:line draw:style-name="gr243" draw:text-style-name="P44" draw:layer="layout" svg:x1="3.328cm" svg:y1="14.554cm" svg:x2="3.328cm" svg:y2="14.928cm">
            <text:p/>
          </draw:line>
          <draw:line draw:style-name="gr244" draw:text-style-name="P44" draw:layer="layout" svg:x1="3.433cm" svg:y1="14.554cm" svg:x2="3.433cm" svg:y2="14.928cm">
            <text:p/>
          </draw:line>
          <draw:custom-shape draw:style-name="gr245" draw:text-style-name="P45"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46" draw:text-style-name="P46"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47" draw:text-style-name="P44" draw:layer="layout" svg:x1="3.014cm" svg:y1="14.551cm" svg:x2="3.014cm" svg:y2="14.925cm">
            <text:p/>
          </draw:line>
          <draw:line draw:style-name="gr248" draw:text-style-name="P44" draw:layer="layout" svg:x1="3.119cm" svg:y1="14.551cm" svg:x2="3.119cm" svg:y2="14.925cm">
            <text:p/>
          </draw:line>
          <draw:line draw:style-name="gr249" draw:text-style-name="P44" draw:layer="layout" svg:x1="3.224cm" svg:y1="14.551cm" svg:x2="3.224cm" svg:y2="14.925cm">
            <text:p/>
          </draw:line>
          <draw:line draw:style-name="gr250" draw:text-style-name="P44" draw:layer="layout" svg:x1="3.329cm" svg:y1="14.551cm" svg:x2="3.329cm" svg:y2="14.925cm">
            <text:p/>
          </draw:line>
          <draw:line draw:style-name="gr251" draw:text-style-name="P44" draw:layer="layout" svg:x1="3.434cm" svg:y1="14.551cm" svg:x2="3.434cm" svg:y2="14.925cm">
            <text:p/>
          </draw:line>
        </draw:g>
        <draw:g>
          <draw:custom-shape draw:style-name="gr252" draw:text-style-name="P45"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53" draw:text-style-name="P46"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4" draw:text-style-name="P46"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46"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6" draw:text-style-name="P46"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7" draw:text-style-name="P47"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8" draw:text-style-name="P46"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47"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0" draw:text-style-name="P46"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47"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46"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47"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46"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47"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66" draw:text-style-name="P46"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67" draw:text-style-name="P46"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68" draw:text-style-name="P46"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69" draw:text-style-name="P45"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70" draw:text-style-name="P46"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46"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46"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3" draw:text-style-name="P46"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47"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5" draw:text-style-name="P46"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47"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7" draw:text-style-name="P46"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47"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9" draw:text-style-name="P46"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47"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1" draw:text-style-name="P46"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47"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83" draw:text-style-name="P46"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84" draw:text-style-name="P46"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85" draw:text-style-name="P46"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86" draw:text-style-name="P45"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87" draw:text-style-name="P44" draw:layer="layout" svg:x1="2.464cm" svg:y1="15.882cm" svg:x2="2.464cm" svg:y2="16.095cm">
                <text:p/>
              </draw:line>
              <draw:line draw:style-name="gr288" draw:text-style-name="P44" draw:layer="layout" svg:x1="2.592cm" svg:y1="15.882cm" svg:x2="2.592cm" svg:y2="16.095cm">
                <text:p/>
              </draw:line>
              <draw:custom-shape draw:style-name="gr289" draw:text-style-name="P46"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90" draw:text-style-name="P46"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91" draw:text-style-name="P44" draw:layer="layout" svg:x1="2.543cm" svg:y1="15.937cm" svg:x2="2.648cm" svg:y2="15.937cm">
                <text:p/>
              </draw:line>
              <draw:line draw:style-name="gr292" draw:text-style-name="P44" draw:layer="layout" svg:x1="2.541cm" svg:y1="15.882cm" svg:x2="2.541cm" svg:y2="16.095cm">
                <text:p/>
              </draw:line>
              <draw:custom-shape draw:style-name="gr293" draw:text-style-name="P46"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94" draw:text-style-name="P46"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95" draw:text-style-name="P46"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96" draw:text-style-name="P46"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97" draw:text-style-name="P46"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98" draw:text-style-name="P46"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99" draw:text-style-name="P46"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300" draw:text-style-name="P46"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301" draw:text-style-name="P46"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302" draw:text-style-name="P46"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303" draw:text-style-name="P46"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304" draw:text-style-name="P46"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305" draw:text-style-name="P46"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306" draw:text-style-name="P46"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307" draw:text-style-name="P46"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308" draw:text-style-name="P46"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309" draw:text-style-name="P46"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310" draw:text-style-name="P46"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311" draw:text-style-name="P46"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312" draw:text-style-name="P46"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13" draw:text-style-name="P46"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14" draw:text-style-name="P46"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15" draw:text-style-name="P46"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16" draw:text-style-name="P46"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17" draw:text-style-name="P46"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18" draw:text-style-name="P46"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19" draw:text-style-name="P45"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20" draw:text-style-name="P44" draw:layer="layout" svg:x1="2.819cm" svg:y1="15.258cm" svg:x2="2.819cm" svg:y2="15.601cm">
                <text:p/>
              </draw:line>
              <draw:line draw:style-name="gr321" draw:text-style-name="P44" draw:layer="layout" svg:x1="3.023cm" svg:y1="15.258cm" svg:x2="3.023cm" svg:y2="15.601cm">
                <text:p/>
              </draw:line>
              <draw:custom-shape draw:style-name="gr322" draw:text-style-name="P46"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23" draw:text-style-name="P46"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24" draw:text-style-name="P44" draw:layer="layout" svg:x1="2.954cm" svg:y1="15.327cm" svg:x2="3.226cm" svg:y2="15.327cm">
                <text:p/>
              </draw:line>
              <draw:line draw:style-name="gr325" draw:text-style-name="P44" draw:layer="layout" svg:x1="2.954cm" svg:y1="15.258cm" svg:x2="2.954cm" svg:y2="15.601cm">
                <text:p/>
              </draw:line>
              <draw:custom-shape draw:style-name="gr326" draw:text-style-name="P46"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27" draw:text-style-name="P46"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28" draw:text-style-name="P46"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29" draw:text-style-name="P46"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30" draw:text-style-name="P46"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31" draw:text-style-name="P46"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32" draw:text-style-name="P46"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33" draw:text-style-name="P46"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34" draw:text-style-name="P46"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35" draw:text-style-name="P46"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36" draw:text-style-name="P46"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37" draw:text-style-name="P46"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38" draw:text-style-name="P46"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39" draw:text-style-name="P46"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40" draw:text-style-name="P46"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41" draw:text-style-name="P46"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42" draw:text-style-name="P46"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43" draw:text-style-name="P46"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44" draw:text-style-name="P46"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45" draw:text-style-name="P44" draw:layer="layout" svg:x1="3.091cm" svg:y1="15.258cm" svg:x2="3.091cm" svg:y2="15.601cm">
                <text:p/>
              </draw:line>
              <draw:line draw:style-name="gr346" draw:text-style-name="P44" draw:layer="layout" svg:x1="3.158cm" svg:y1="15.258cm" svg:x2="3.158cm" svg:y2="15.601cm">
                <text:p/>
              </draw:line>
              <draw:g>
                <draw:g>
                  <draw:custom-shape draw:style-name="gr347" draw:text-style-name="P46"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48" draw:text-style-name="P46"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49" draw:text-style-name="P46"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50" draw:text-style-name="P46"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51" draw:text-style-name="P46"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52" draw:text-style-name="P46"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53" draw:text-style-name="P46"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54" draw:text-style-name="P46"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55" draw:text-style-name="P46"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56" draw:text-style-name="P46"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57" draw:text-style-name="P46"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58" draw:text-style-name="P46"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59" draw:text-style-name="P46"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60" draw:text-style-name="P46"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61" draw:text-style-name="P46"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62" draw:text-style-name="P46"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63" draw:text-style-name="P46"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64" draw:text-style-name="P46"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65" draw:text-style-name="P46"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66" draw:text-style-name="P46"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67" draw:text-style-name="P46"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68" draw:text-style-name="P46"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69" draw:text-style-name="P46"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70" draw:text-style-name="P46"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71" draw:text-style-name="P46"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72" draw:text-style-name="P46"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73" draw:text-style-name="P46"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74" draw:text-style-name="P46"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75" draw:text-style-name="P46"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76" draw:text-style-name="P46"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77" draw:text-style-name="P46"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78" draw:text-style-name="P46"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79" draw:text-style-name="P45"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80" draw:text-style-name="P44" draw:layer="layout" svg:x1="2.042cm" svg:y1="15.883cm" svg:x2="2.042cm" svg:y2="16.095cm">
                <text:p/>
              </draw:line>
              <draw:line draw:style-name="gr381" draw:text-style-name="P44" draw:layer="layout" svg:x1="2.174cm" svg:y1="15.883cm" svg:x2="2.174cm" svg:y2="16.095cm">
                <text:p/>
              </draw:line>
              <draw:custom-shape draw:style-name="gr382" draw:text-style-name="P46"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83" draw:text-style-name="P46"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84" draw:text-style-name="P44" draw:layer="layout" svg:x1="2.122cm" svg:y1="15.937cm" svg:x2="2.333cm" svg:y2="15.937cm">
                <text:p/>
              </draw:line>
              <draw:line draw:style-name="gr385" draw:text-style-name="P44" draw:layer="layout" svg:x1="2.121cm" svg:y1="15.883cm" svg:x2="2.121cm" svg:y2="16.095cm">
                <text:p/>
              </draw:line>
              <draw:custom-shape draw:style-name="gr386" draw:text-style-name="P46"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87" draw:text-style-name="P46"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88" draw:text-style-name="P46"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89" draw:text-style-name="P46"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90" draw:text-style-name="P46"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91" draw:text-style-name="P46"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92" draw:text-style-name="P46"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93" draw:text-style-name="P46"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94" draw:text-style-name="P46"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95" draw:text-style-name="P46"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96" draw:text-style-name="P46"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97" draw:text-style-name="P46"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98" draw:text-style-name="P46"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99" draw:text-style-name="P46"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400" draw:text-style-name="P44" draw:layer="layout" svg:x1="2.226cm" svg:y1="15.883cm" svg:x2="2.226cm" svg:y2="16.095cm">
                <text:p/>
              </draw:line>
              <draw:line draw:style-name="gr401" draw:text-style-name="P44" draw:layer="layout" svg:x1="2.278cm" svg:y1="15.883cm" svg:x2="2.278cm" svg:y2="16.095cm">
                <text:p/>
              </draw:line>
              <draw:g>
                <draw:g>
                  <draw:custom-shape draw:style-name="gr402" draw:text-style-name="P46"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403" draw:text-style-name="P46"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404" draw:text-style-name="P46"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405" draw:text-style-name="P46"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406" draw:text-style-name="P46"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407" draw:text-style-name="P46"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408" draw:text-style-name="P46"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409" draw:text-style-name="P46"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410" draw:text-style-name="P46"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411" draw:text-style-name="P46"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412" draw:text-style-name="P46"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13" draw:text-style-name="P46"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14" draw:text-style-name="P46"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15" draw:text-style-name="P46"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16" draw:text-style-name="P46"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17" draw:text-style-name="P46"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18" draw:text-style-name="P46"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19" draw:text-style-name="P46"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20" draw:text-style-name="P46"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21" draw:text-style-name="P46"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22" draw:text-style-name="P46"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23" draw:text-style-name="P46"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24" draw:text-style-name="P46"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25" draw:text-style-name="P46"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26" draw:text-style-name="P46"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27" draw:text-style-name="P46"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28" draw:text-style-name="P46"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29" draw:text-style-name="P46"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30" draw:text-style-name="P46"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31" draw:text-style-name="P46"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32" draw:text-style-name="P46"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33" draw:text-style-name="P46"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34" draw:text-style-name="P46"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35" draw:text-style-name="P46"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36" draw:text-style-name="P46"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37" draw:text-style-name="P46"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38" draw:text-style-name="P45"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39" draw:text-style-name="P44" draw:layer="layout" svg:x1="2.778cm" svg:y1="15.881cm" svg:x2="2.778cm" svg:y2="16.097cm">
                <text:p/>
              </draw:line>
              <draw:line draw:style-name="gr440" draw:text-style-name="P44" draw:layer="layout" svg:x1="2.91cm" svg:y1="15.881cm" svg:x2="2.91cm" svg:y2="16.097cm">
                <text:p/>
              </draw:line>
              <draw:custom-shape draw:style-name="gr441" draw:text-style-name="P46"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42" draw:text-style-name="P46"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43" draw:text-style-name="P44" draw:layer="layout" svg:x1="2.857cm" svg:y1="15.937cm" svg:x2="3.225cm" svg:y2="15.937cm">
                <text:p/>
              </draw:line>
              <draw:line draw:style-name="gr444" draw:text-style-name="P44" draw:layer="layout" svg:x1="2.857cm" svg:y1="15.881cm" svg:x2="2.857cm" svg:y2="16.097cm">
                <text:p/>
              </draw:line>
              <draw:custom-shape draw:style-name="gr445" draw:text-style-name="P46"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46" draw:text-style-name="P46"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47" draw:text-style-name="P46"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48" draw:text-style-name="P46"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49" draw:text-style-name="P46"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50" draw:text-style-name="P46"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51" draw:text-style-name="P46"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52" draw:text-style-name="P46"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53" draw:text-style-name="P46"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54" draw:text-style-name="P46"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55" draw:text-style-name="P46"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56" draw:text-style-name="P46"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57" draw:text-style-name="P46"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58" draw:text-style-name="P46"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59" draw:text-style-name="P44" draw:layer="layout" svg:x1="2.962cm" svg:y1="15.881cm" svg:x2="2.962cm" svg:y2="16.097cm">
                <text:p/>
              </draw:line>
              <draw:line draw:style-name="gr460" draw:text-style-name="P44" draw:layer="layout" svg:x1="3.015cm" svg:y1="15.881cm" svg:x2="3.015cm" svg:y2="16.097cm">
                <text:p/>
              </draw:line>
              <draw:g>
                <draw:g>
                  <draw:custom-shape draw:style-name="gr461" draw:text-style-name="P46"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62" draw:text-style-name="P46"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63" draw:text-style-name="P46"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64" draw:text-style-name="P46"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65" draw:text-style-name="P46"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66" draw:text-style-name="P46"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67" draw:text-style-name="P46"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68" draw:text-style-name="P46"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69" draw:text-style-name="P46"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70" draw:text-style-name="P46"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71" draw:text-style-name="P46"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72" draw:text-style-name="P46"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73" draw:text-style-name="P46"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74" draw:text-style-name="P46"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75" draw:text-style-name="P46"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76" draw:text-style-name="P46"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77" draw:text-style-name="P46"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78" draw:text-style-name="P46"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79" draw:text-style-name="P46"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80" draw:text-style-name="P46"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81" draw:text-style-name="P46"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82" draw:text-style-name="P46"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83" draw:text-style-name="P46"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84" draw:text-style-name="P46"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85" draw:text-style-name="P46"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86" draw:text-style-name="P46"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87" draw:text-style-name="P46"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88" draw:text-style-name="P46"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89" draw:text-style-name="P46"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90" draw:text-style-name="P46"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91" draw:text-style-name="P46"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92" draw:text-style-name="P46"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93" draw:text-style-name="P46"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94" draw:text-style-name="P46"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95" draw:text-style-name="P46"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96" draw:text-style-name="P46"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97" draw:text-style-name="P44" draw:layer="layout" svg:x1="3.067cm" svg:y1="15.881cm" svg:x2="3.067cm" svg:y2="16.097cm">
                <text:p/>
              </draw:line>
              <draw:g>
                <draw:g>
                  <draw:custom-shape draw:style-name="gr498" draw:text-style-name="P46"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99" draw:text-style-name="P46"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500" draw:text-style-name="P46"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501" draw:text-style-name="P46"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502" draw:text-style-name="P46"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503" draw:text-style-name="P46"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504" draw:text-style-name="P46"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505" draw:text-style-name="P46"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506" draw:text-style-name="P46"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507" draw:text-style-name="P46"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508" draw:text-style-name="P46"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509" draw:text-style-name="P46"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510" draw:text-style-name="P44" draw:layer="layout" svg:x1="3.12cm" svg:y1="15.881cm" svg:x2="3.12cm" svg:y2="16.097cm">
                <text:p/>
              </draw:line>
              <draw:g>
                <draw:g>
                  <draw:custom-shape draw:style-name="gr511" draw:text-style-name="P46"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512" draw:text-style-name="P46"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13" draw:text-style-name="P46"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14" draw:text-style-name="P46"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15" draw:text-style-name="P46"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16" draw:text-style-name="P46"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17" draw:text-style-name="P46"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18" draw:text-style-name="P46"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19" draw:text-style-name="P46"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20" draw:text-style-name="P46"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21" draw:text-style-name="P46"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22" draw:text-style-name="P46"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23" draw:text-style-name="P44" draw:layer="layout" svg:x1="3.172cm" svg:y1="15.881cm" svg:x2="3.172cm" svg:y2="16.097cm">
                <text:p/>
              </draw:line>
              <draw:g>
                <draw:g>
                  <draw:custom-shape draw:style-name="gr524" draw:text-style-name="P46"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25" draw:text-style-name="P46"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26" draw:text-style-name="P46"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27" draw:text-style-name="P46"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28" draw:text-style-name="P46"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29" draw:text-style-name="P46"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30" draw:text-style-name="P46"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31" draw:text-style-name="P46"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32" draw:text-style-name="P46"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33" draw:text-style-name="P46"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34" draw:text-style-name="P46"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35" draw:text-style-name="P46"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36" draw:text-style-name="P45"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37" draw:text-style-name="P44" draw:layer="layout" svg:x1="2.82cm" svg:y1="15.255cm" svg:x2="2.82cm" svg:y2="15.598cm">
              <text:p/>
            </draw:line>
            <draw:line draw:style-name="gr538" draw:text-style-name="P44" draw:layer="layout" svg:x1="3.023cm" svg:y1="15.255cm" svg:x2="3.023cm" svg:y2="15.598cm">
              <text:p/>
            </draw:line>
            <draw:custom-shape draw:style-name="gr539" draw:text-style-name="P46"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40" draw:text-style-name="P46"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41" draw:text-style-name="P44" draw:layer="layout" svg:x1="2.955cm" svg:y1="15.324cm" svg:x2="3.227cm" svg:y2="15.324cm">
              <text:p/>
            </draw:line>
            <draw:line draw:style-name="gr542" draw:text-style-name="P44" draw:layer="layout" svg:x1="2.955cm" svg:y1="15.255cm" svg:x2="2.955cm" svg:y2="15.598cm">
              <text:p/>
            </draw:line>
            <draw:custom-shape draw:style-name="gr543" draw:text-style-name="P46"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44" draw:text-style-name="P46"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45" draw:text-style-name="P46"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46" draw:text-style-name="P46"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47" draw:text-style-name="P46"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48" draw:text-style-name="P46"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49" draw:text-style-name="P46"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50" draw:text-style-name="P46"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51" draw:text-style-name="P46"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52" draw:text-style-name="P46"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53" draw:text-style-name="P46"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54" draw:text-style-name="P46"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55" draw:text-style-name="P46"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56" draw:text-style-name="P46"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57" draw:text-style-name="P46"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58" draw:text-style-name="P46"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59" draw:text-style-name="P46"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60" draw:text-style-name="P46"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61" draw:text-style-name="P46"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62" draw:text-style-name="P44" draw:layer="layout" svg:x1="3.092cm" svg:y1="15.255cm" svg:x2="3.092cm" svg:y2="15.598cm">
              <text:p/>
            </draw:line>
            <draw:line draw:style-name="gr563" draw:text-style-name="P44" draw:layer="layout" svg:x1="3.159cm" svg:y1="15.255cm" svg:x2="3.159cm" svg:y2="15.598cm">
              <text:p/>
            </draw:line>
            <draw:g>
              <draw:g>
                <draw:custom-shape draw:style-name="gr564" draw:text-style-name="P46"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65" draw:text-style-name="P46"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66" draw:text-style-name="P46"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67" draw:text-style-name="P46"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68" draw:text-style-name="P46"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69" draw:text-style-name="P46"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70" draw:text-style-name="P46"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71" draw:text-style-name="P46"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72" draw:text-style-name="P46"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73" draw:text-style-name="P46"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74" draw:text-style-name="P46"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75" draw:text-style-name="P46"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76" draw:text-style-name="P46"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77" draw:text-style-name="P46"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78" draw:text-style-name="P46"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79" draw:text-style-name="P46"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80" draw:text-style-name="P46"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81" draw:text-style-name="P46"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82" draw:text-style-name="P46"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83" draw:text-style-name="P46"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84" draw:text-style-name="P46"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85" draw:text-style-name="P46"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86" draw:text-style-name="P46"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87" draw:text-style-name="P46"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88" draw:text-style-name="P46"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89" draw:text-style-name="P46"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90" draw:text-style-name="P46"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91" draw:text-style-name="P46"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92" draw:text-style-name="P46"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93" draw:text-style-name="P46"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94" draw:text-style-name="P46"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95" draw:text-style-name="P46"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96" draw:text-style-name="P44" draw:layer="layout" svg:width="0.183cm" svg:height="0.288cm" draw:transform="rotate (-1.5707963267949) translate (2.75149189558267cm 15.7234093389436cm)" svg:viewBox="0 0 184 289" draw:points="0,289 0,0 184,0">
              <text:p/>
            </draw:polyline>
            <draw:polyline draw:style-name="gr597" draw:text-style-name="P44" draw:layer="layout" svg:width="0.183cm" svg:height="0.235cm" draw:transform="rotate (-1.5707963267949) translate (2.67263733927365cm 15.7234093389436cm)" svg:viewBox="0 0 184 236" draw:points="0,0 0,236 184,236">
              <text:p/>
            </draw:polyline>
            <draw:polyline draw:style-name="gr598" draw:text-style-name="P44" draw:layer="layout" svg:width="0.367cm" svg:height="1.041cm" draw:transform="rotate (-1.5707963267949) translate (3.05692187701964cm 15.5395280497933cm)" svg:viewBox="0 0 368 1042" draw:points="0,0 184,0 184,1042 368,1042">
              <text:p/>
            </draw:polyline>
            <draw:g>
              <draw:custom-shape draw:style-name="gr599" draw:text-style-name="P45"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600" draw:text-style-name="P44" draw:layer="layout" svg:x1="2.465cm" svg:y1="15.879cm" svg:x2="2.465cm" svg:y2="16.092cm">
                <text:p/>
              </draw:line>
              <draw:line draw:style-name="gr601" draw:text-style-name="P44" draw:layer="layout" svg:x1="2.593cm" svg:y1="15.879cm" svg:x2="2.593cm" svg:y2="16.092cm">
                <text:p/>
              </draw:line>
              <draw:custom-shape draw:style-name="gr602" draw:text-style-name="P46"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603" draw:text-style-name="P46"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604" draw:text-style-name="P44" draw:layer="layout" svg:x1="2.543cm" svg:y1="15.933cm" svg:x2="2.648cm" svg:y2="15.933cm">
                <text:p/>
              </draw:line>
              <draw:line draw:style-name="gr605" draw:text-style-name="P44" draw:layer="layout" svg:x1="2.543cm" svg:y1="15.879cm" svg:x2="2.543cm" svg:y2="16.092cm">
                <text:p/>
              </draw:line>
              <draw:custom-shape draw:style-name="gr606" draw:text-style-name="P46"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607" draw:text-style-name="P46"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608" draw:text-style-name="P46"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609" draw:text-style-name="P46"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610" draw:text-style-name="P46"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611" draw:text-style-name="P46"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612" draw:text-style-name="P46"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13" draw:text-style-name="P46"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14" draw:text-style-name="P46"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15" draw:text-style-name="P46"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16" draw:text-style-name="P46"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17" draw:text-style-name="P46"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18" draw:text-style-name="P46"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19" draw:text-style-name="P46"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20" draw:text-style-name="P46"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21" draw:text-style-name="P46"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22" draw:text-style-name="P46"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23" draw:text-style-name="P46"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24" draw:text-style-name="P46"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25" draw:text-style-name="P46"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26" draw:text-style-name="P46"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27" draw:text-style-name="P46"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28" draw:text-style-name="P46"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29" draw:text-style-name="P46"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30" draw:text-style-name="P46"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31" draw:text-style-name="P46"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32" draw:text-style-name="P45"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33" draw:text-style-name="P44" draw:layer="layout" svg:x1="2.043cm" svg:y1="15.881cm" svg:x2="2.043cm" svg:y2="16.093cm">
                <text:p/>
              </draw:line>
              <draw:line draw:style-name="gr634" draw:text-style-name="P44" draw:layer="layout" svg:x1="2.174cm" svg:y1="15.881cm" svg:x2="2.174cm" svg:y2="16.093cm">
                <text:p/>
              </draw:line>
              <draw:custom-shape draw:style-name="gr635" draw:text-style-name="P46"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36" draw:text-style-name="P46"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37" draw:text-style-name="P44" draw:layer="layout" svg:x1="2.123cm" svg:y1="15.933cm" svg:x2="2.334cm" svg:y2="15.933cm">
                <text:p/>
              </draw:line>
              <draw:line draw:style-name="gr638" draw:text-style-name="P44" draw:layer="layout" svg:x1="2.122cm" svg:y1="15.881cm" svg:x2="2.122cm" svg:y2="16.093cm">
                <text:p/>
              </draw:line>
              <draw:custom-shape draw:style-name="gr639" draw:text-style-name="P46"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40" draw:text-style-name="P46"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41" draw:text-style-name="P46"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42" draw:text-style-name="P46"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43" draw:text-style-name="P46"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44" draw:text-style-name="P46"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45" draw:text-style-name="P46"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46" draw:text-style-name="P46"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47" draw:text-style-name="P46"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48" draw:text-style-name="P46"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49" draw:text-style-name="P46"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50" draw:text-style-name="P46"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51" draw:text-style-name="P46"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52" draw:text-style-name="P46"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53" draw:text-style-name="P44" draw:layer="layout" svg:x1="2.227cm" svg:y1="15.881cm" svg:x2="2.227cm" svg:y2="16.093cm">
                <text:p/>
              </draw:line>
              <draw:line draw:style-name="gr654" draw:text-style-name="P44" draw:layer="layout" svg:x1="2.28cm" svg:y1="15.881cm" svg:x2="2.28cm" svg:y2="16.093cm">
                <text:p/>
              </draw:line>
              <draw:g>
                <draw:g>
                  <draw:custom-shape draw:style-name="gr655" draw:text-style-name="P46"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56" draw:text-style-name="P46"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57" draw:text-style-name="P46"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58" draw:text-style-name="P46"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59" draw:text-style-name="P46"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60" draw:text-style-name="P46"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61" draw:text-style-name="P46"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62" draw:text-style-name="P46"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63" draw:text-style-name="P46"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64" draw:text-style-name="P46"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65" draw:text-style-name="P46"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66" draw:text-style-name="P46"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67" draw:text-style-name="P46"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68" draw:text-style-name="P46"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69" draw:text-style-name="P46"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70" draw:text-style-name="P46"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71" draw:text-style-name="P46"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72" draw:text-style-name="P46"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73" draw:text-style-name="P46"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74" draw:text-style-name="P46"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75" draw:text-style-name="P46"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76" draw:text-style-name="P46"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77" draw:text-style-name="P46"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78" draw:text-style-name="P46"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79" draw:text-style-name="P46"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80" draw:text-style-name="P46"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81" draw:text-style-name="P46"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82" draw:text-style-name="P46"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83" draw:text-style-name="P46"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84" draw:text-style-name="P46"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85" draw:text-style-name="P46"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86" draw:text-style-name="P46"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87" draw:text-style-name="P46"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88" draw:text-style-name="P46"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89" draw:text-style-name="P46"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90" draw:text-style-name="P46"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91" draw:text-style-name="P45"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92" draw:text-style-name="P44" draw:layer="layout" svg:x1="2.779cm" svg:y1="15.877cm" svg:x2="2.779cm" svg:y2="16.093cm">
                <text:p/>
              </draw:line>
              <draw:line draw:style-name="gr693" draw:text-style-name="P44" draw:layer="layout" svg:x1="2.911cm" svg:y1="15.877cm" svg:x2="2.911cm" svg:y2="16.093cm">
                <text:p/>
              </draw:line>
              <draw:custom-shape draw:style-name="gr694" draw:text-style-name="P46"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95" draw:text-style-name="P46"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96" draw:text-style-name="P44" draw:layer="layout" svg:x1="2.858cm" svg:y1="15.933cm" svg:x2="3.226cm" svg:y2="15.933cm">
                <text:p/>
              </draw:line>
              <draw:line draw:style-name="gr697" draw:text-style-name="P44" draw:layer="layout" svg:x1="2.858cm" svg:y1="15.877cm" svg:x2="2.858cm" svg:y2="16.093cm">
                <text:p/>
              </draw:line>
              <draw:custom-shape draw:style-name="gr698" draw:text-style-name="P46"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99" draw:text-style-name="P46"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700" draw:text-style-name="P46"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701" draw:text-style-name="P46"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702" draw:text-style-name="P46"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703" draw:text-style-name="P46"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704" draw:text-style-name="P46"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705" draw:text-style-name="P46"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706" draw:text-style-name="P46"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707" draw:text-style-name="P46"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708" draw:text-style-name="P46"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709" draw:text-style-name="P46"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710" draw:text-style-name="P46"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711" draw:text-style-name="P46"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712" draw:text-style-name="P44" draw:layer="layout" svg:x1="2.963cm" svg:y1="15.877cm" svg:x2="2.963cm" svg:y2="16.093cm">
                <text:p/>
              </draw:line>
              <draw:line draw:style-name="gr713" draw:text-style-name="P44" draw:layer="layout" svg:x1="3.016cm" svg:y1="15.877cm" svg:x2="3.016cm" svg:y2="16.093cm">
                <text:p/>
              </draw:line>
              <draw:g>
                <draw:g>
                  <draw:custom-shape draw:style-name="gr714" draw:text-style-name="P46"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15" draw:text-style-name="P46"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16" draw:text-style-name="P46"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17" draw:text-style-name="P46"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18" draw:text-style-name="P46"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19" draw:text-style-name="P46"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20" draw:text-style-name="P46"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21" draw:text-style-name="P46"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22" draw:text-style-name="P46"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23" draw:text-style-name="P46"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24" draw:text-style-name="P46"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25" draw:text-style-name="P46"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26" draw:text-style-name="P46"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27" draw:text-style-name="P46"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28" draw:text-style-name="P46"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29" draw:text-style-name="P46"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30" draw:text-style-name="P46"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31" draw:text-style-name="P46"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32" draw:text-style-name="P46"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33" draw:text-style-name="P46"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34" draw:text-style-name="P46"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35" draw:text-style-name="P46"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36" draw:text-style-name="P46"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37" draw:text-style-name="P46"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38" draw:text-style-name="P46"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39" draw:text-style-name="P46"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40" draw:text-style-name="P46"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41" draw:text-style-name="P46"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42" draw:text-style-name="P46"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43" draw:text-style-name="P46"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44" draw:text-style-name="P46"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45" draw:text-style-name="P46"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46" draw:text-style-name="P46"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47" draw:text-style-name="P46"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48" draw:text-style-name="P46"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49" draw:text-style-name="P46"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50" draw:text-style-name="P44" draw:layer="layout" svg:x1="3.068cm" svg:y1="15.877cm" svg:x2="3.068cm" svg:y2="16.093cm">
                <text:p/>
              </draw:line>
              <draw:g>
                <draw:g>
                  <draw:custom-shape draw:style-name="gr751" draw:text-style-name="P46"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52" draw:text-style-name="P46"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53" draw:text-style-name="P46"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54" draw:text-style-name="P46"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55" draw:text-style-name="P46"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56" draw:text-style-name="P46"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57" draw:text-style-name="P46"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58" draw:text-style-name="P46"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59" draw:text-style-name="P46"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60" draw:text-style-name="P46"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61" draw:text-style-name="P46"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62" draw:text-style-name="P46"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63" draw:text-style-name="P44" draw:layer="layout" svg:x1="3.121cm" svg:y1="15.877cm" svg:x2="3.121cm" svg:y2="16.093cm">
                <text:p/>
              </draw:line>
              <draw:g>
                <draw:g>
                  <draw:custom-shape draw:style-name="gr764" draw:text-style-name="P46"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65" draw:text-style-name="P46"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66" draw:text-style-name="P46"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67" draw:text-style-name="P46"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68" draw:text-style-name="P46"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69" draw:text-style-name="P46"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70" draw:text-style-name="P46"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71" draw:text-style-name="P46"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72" draw:text-style-name="P46"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73" draw:text-style-name="P46"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74" draw:text-style-name="P46"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75" draw:text-style-name="P46"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76" draw:text-style-name="P44" draw:layer="layout" svg:x1="3.173cm" svg:y1="15.877cm" svg:x2="3.173cm" svg:y2="16.093cm">
                <text:p/>
              </draw:line>
              <draw:g>
                <draw:g>
                  <draw:custom-shape draw:style-name="gr777" draw:text-style-name="P46"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78" draw:text-style-name="P46"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79" draw:text-style-name="P46"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80" draw:text-style-name="P46"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81" draw:text-style-name="P46"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82" draw:text-style-name="P46"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83" draw:text-style-name="P46"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84" draw:text-style-name="P46"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85" draw:text-style-name="P46"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86" draw:text-style-name="P46"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87" draw:text-style-name="P46"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88" draw:text-style-name="P46"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89" draw:text-style-name="P45"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0" draw:text-style-name="P46"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91" draw:text-style-name="P46"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92" draw:text-style-name="P46"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93" draw:text-style-name="P46"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94" draw:text-style-name="P46"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95" draw:text-style-name="P46"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96" draw:text-style-name="P46"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97" draw:text-style-name="P46"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98" draw:text-style-name="P46"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99" draw:text-style-name="P47"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800" draw:text-style-name="P47"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801" draw:text-style-name="P47"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802" draw:text-style-name="P47"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803" draw:text-style-name="P47"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804" draw:text-style-name="P47"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805" draw:text-style-name="P47"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806" draw:text-style-name="P47"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807" draw:text-style-name="P47"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808" draw:text-style-name="P47"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809" draw:text-style-name="P47"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810" draw:text-style-name="P47"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811" draw:text-style-name="P47"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812" draw:text-style-name="P47"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13" draw:text-style-name="P47"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14" draw:text-style-name="P47"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15" draw:text-style-name="P47"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16" draw:text-style-name="P47"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17" draw:text-style-name="P47"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18" draw:text-style-name="P47"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19" draw:text-style-name="P47"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20" draw:text-style-name="P47"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21" draw:text-style-name="P47"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22" draw:text-style-name="P47"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23" draw:text-style-name="P47"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24" draw:text-style-name="P47"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25" draw:text-style-name="P47"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26" draw:text-style-name="P47"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27" draw:text-style-name="P47"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28" draw:text-style-name="P47"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29" draw:text-style-name="P47"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30" draw:text-style-name="P47"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31" draw:text-style-name="P47"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32" draw:text-style-name="P47"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33" draw:text-style-name="P47"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34" draw:text-style-name="P47"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35" draw:text-style-name="P47"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36" draw:text-style-name="P47"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37" draw:text-style-name="P47"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38" draw:text-style-name="P47"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39" draw:text-style-name="P47"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40" draw:text-style-name="P47"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41" draw:text-style-name="P47"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42" draw:text-style-name="P47"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43" draw:text-style-name="P47"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44" draw:text-style-name="P47"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45" draw:text-style-name="P46"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46" draw:text-style-name="P47"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47" draw:text-style-name="P47"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48" draw:text-style-name="P47"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49" draw:text-style-name="P47"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50" draw:text-style-name="P47"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51" draw:text-style-name="P47"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52" draw:text-style-name="P47"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53" draw:text-style-name="P47"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54" draw:text-style-name="P47"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55" draw:text-style-name="P47"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56" draw:text-style-name="P47"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57" draw:text-style-name="P47"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58" draw:text-style-name="P47"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59" draw:text-style-name="P47"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60" draw:text-style-name="P47"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61" draw:text-style-name="P47"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62" draw:text-style-name="P47"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63" draw:text-style-name="P47"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64" draw:text-style-name="P47"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65" draw:text-style-name="P47"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66" draw:text-style-name="P47"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67" draw:text-style-name="P47"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68" draw:text-style-name="P47"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69" draw:text-style-name="P47"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70" draw:text-style-name="P47"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71" draw:text-style-name="P47"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72" draw:text-style-name="P47"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73" draw:text-style-name="P47"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74" draw:text-style-name="P47"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75" draw:text-style-name="P47"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76" draw:text-style-name="P47"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77" draw:text-style-name="P47"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78" draw:text-style-name="P47"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79" draw:text-style-name="P47"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80" draw:text-style-name="P47"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81" draw:text-style-name="P47"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82" draw:text-style-name="P47"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83" draw:text-style-name="P47"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84" draw:text-style-name="P47"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85" draw:text-style-name="P47"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86" draw:text-style-name="P47"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87" draw:text-style-name="P47"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88" draw:text-style-name="P47"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89" draw:text-style-name="P47"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90" draw:text-style-name="P47"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91" draw:text-style-name="P47"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92" draw:text-style-name="P45"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3" draw:text-style-name="P46"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94" draw:text-style-name="P46"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95" draw:text-style-name="P46"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96" draw:text-style-name="P46"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97" draw:text-style-name="P46"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98" draw:text-style-name="P46"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99" draw:text-style-name="P46"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900" draw:text-style-name="P46"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901" draw:text-style-name="P46"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902" draw:text-style-name="P47"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903" draw:text-style-name="P47"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904" draw:text-style-name="P47"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905" draw:text-style-name="P47"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906" draw:text-style-name="P47"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907" draw:text-style-name="P47"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908" draw:text-style-name="P47"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909" draw:text-style-name="P47"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910" draw:text-style-name="P47"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911" draw:text-style-name="P47"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912" draw:text-style-name="P47"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13" draw:text-style-name="P47"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14" draw:text-style-name="P47"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15" draw:text-style-name="P47"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16" draw:text-style-name="P47"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17" draw:text-style-name="P47"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18" draw:text-style-name="P47"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19" draw:text-style-name="P47"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20" draw:text-style-name="P47"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21" draw:text-style-name="P47"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22" draw:text-style-name="P47"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23" draw:text-style-name="P47"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24" draw:text-style-name="P47"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25" draw:text-style-name="P47"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26" draw:text-style-name="P47"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27" draw:text-style-name="P47"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28" draw:text-style-name="P47"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29" draw:text-style-name="P47"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30" draw:text-style-name="P47"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31" draw:text-style-name="P47"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32" draw:text-style-name="P47"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33" draw:text-style-name="P47"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34" draw:text-style-name="P47"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35" draw:text-style-name="P47"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36" draw:text-style-name="P47"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37" draw:text-style-name="P47"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38" draw:text-style-name="P47"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39" draw:text-style-name="P47"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40" draw:text-style-name="P47"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41" draw:text-style-name="P47"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42" draw:text-style-name="P47"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43" draw:text-style-name="P47"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44" draw:text-style-name="P47"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45" draw:text-style-name="P47"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46" draw:text-style-name="P47"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47" draw:text-style-name="P47"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48" draw:text-style-name="P46"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49" draw:text-style-name="P47"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50" draw:text-style-name="P47"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51" draw:text-style-name="P47"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52" draw:text-style-name="P47"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53" draw:text-style-name="P47"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54" draw:text-style-name="P47"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55" draw:text-style-name="P47"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56" draw:text-style-name="P47"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57" draw:text-style-name="P47"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58" draw:text-style-name="P47"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59" draw:text-style-name="P47"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60" draw:text-style-name="P47"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61" draw:text-style-name="P47"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62" draw:text-style-name="P47"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63" draw:text-style-name="P47"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64" draw:text-style-name="P47"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65" draw:text-style-name="P47"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66" draw:text-style-name="P47"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67" draw:text-style-name="P47"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68" draw:text-style-name="P47"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69" draw:text-style-name="P47"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70" draw:text-style-name="P47"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71" draw:text-style-name="P47"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72" draw:text-style-name="P47"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73" draw:text-style-name="P47"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74" draw:text-style-name="P47"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75" draw:text-style-name="P47"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76" draw:text-style-name="P47"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77" draw:text-style-name="P47"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78" draw:text-style-name="P47"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79" draw:text-style-name="P47"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80" draw:text-style-name="P47"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81" draw:text-style-name="P47"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82" draw:text-style-name="P47"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83" draw:text-style-name="P47"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84" draw:text-style-name="P47"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85" draw:text-style-name="P47"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86" draw:text-style-name="P47"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87" draw:text-style-name="P47"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88" draw:text-style-name="P47"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89" draw:text-style-name="P47"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90" draw:text-style-name="P47"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91" draw:text-style-name="P47"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92" draw:text-style-name="P47"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93" draw:text-style-name="P47"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94" draw:text-style-name="P47"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95" draw:text-style-name="P44" draw:layer="layout" svg:x1="6.292cm" svg:y1="15.195cm" svg:x2="6.739cm" svg:y2="15.195cm">
          <text:p/>
        </draw:line>
        <draw:line draw:style-name="gr996" draw:text-style-name="P44" draw:layer="layout" svg:x1="6.292cm" svg:y1="15.598cm" svg:x2="6.488cm" svg:y2="15.598cm">
          <text:p/>
        </draw:line>
        <draw:line draw:style-name="gr997" draw:text-style-name="P44" draw:layer="layout" svg:x1="6.292cm" svg:y1="15.898cm" svg:x2="7.146cm" svg:y2="15.898cm">
          <text:p/>
        </draw:line>
        <draw:line draw:style-name="gr998" draw:text-style-name="P44" draw:layer="layout" svg:x1="6.097cm" svg:y1="15.398cm" svg:x2="6.292cm" svg:y2="15.398cm">
          <text:p/>
        </draw:line>
        <draw:line draw:style-name="gr999" draw:text-style-name="P44" draw:layer="layout" svg:x1="2.514cm" svg:y1="15.069cm" svg:x2="3.496cm" svg:y2="15.069cm">
          <text:p/>
        </draw:line>
        <draw:line draw:style-name="gr1000" draw:text-style-name="P44" draw:layer="layout" svg:x1="3.496cm" svg:y1="15.464cm" svg:x2="3.496cm" svg:y2="14.923cm">
          <text:p/>
        </draw:line>
        <draw:line draw:style-name="gr1001" draw:text-style-name="P44" draw:layer="layout" svg:x1="3.226cm" svg:y1="15.459cm" svg:x2="3.767cm" svg:y2="15.459cm">
          <text:p/>
        </draw:line>
        <presentation:notes draw:style-name="dp2">
          <draw:page-thumbnail draw:style-name="gr25" draw:layer="layout" svg:width="13.968cm" svg:height="10.476cm" svg:x="3.81cm" svg:y="2.123cm" draw:page-number="8"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2" svg:font-family="'Liberation Sans'" style:font-pitch="variable"/>
    <style:font-face style:name="TeX Gyre Adventor" svg:font-family="'TeX Gyre Adventor'" style:font-pitch="variable"/>
    <style:font-face style:name="TeXGyreAdventor" svg:font-family="TeXGyreAdvento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Gradient_20_30" draw:display-name="Gradient 30" draw:style="radial" draw:cx="50%" draw:cy="50%" draw:start-color="#012269" draw:end-color="#99a6c3" draw:start-intensity="100%" draw:end-intensity="100%" draw:border="0%"/>
    <draw:gradient draw:name="Shapes" draw:style="rectangular" draw:cx="50%" draw:cy="50%" draw:start-color="#cccccc" draw:end-color="#ffffff" draw:start-intensity="100%" draw:end-intensity="100%" draw:angle="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397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Alois Zoitl</meta:initial-creator>
    <meta:creation-date>2015-10-12T15:15:20.159319034</meta:creation-date>
    <dc:date>2019-12-22T16:08:09.893886814</dc:date>
    <meta:editing-duration>PT15H3M51S</meta:editing-duration>
    <meta:editing-cycles>70</meta:editing-cycles>
    <meta:generator>LibreOffice/6.3.4.2.0$Linux_X86_64 LibreOffice_project/30$Build-2</meta:generator>
    <dc:creator>Alois Zoitl</dc:creator>
    <meta:document-statistic meta:object-count="2146"/>
  </office:meta>
</office:document-meta>
</file>